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5F9000000C9F0140E06.wmf"/>
  <manifest:file-entry manifest:media-type="" manifest:full-path="Pictures/2000000700000FB5000000C94FDA4EAC.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5.7285in" fo:margin-left="0.7514in" fo:margin-right="0.0201in" table:align="margins" style:writing-mode="lr-tb"/>
    </style:style>
    <style:style style:name="Table1.A" style:family="table-column">
      <style:table-column-properties style:column-width="1.6292in" style:rel-column-width="18638*"/>
    </style:style>
    <style:style style:name="Table1.B" style:family="table-column">
      <style:table-column-properties style:column-width="1.1944in" style:rel-column-width="13664*"/>
    </style:style>
    <style:style style:name="Table1.C" style:family="table-column">
      <style:table-column-properties style:column-width="1.1132in" style:rel-column-width="12735*"/>
    </style:style>
    <style:style style:name="Table1.D" style:family="table-column">
      <style:table-column-properties style:column-width="1.7917in" style:rel-column-width="20498*"/>
    </style:style>
    <style:style style:name="Table1.1" style:family="table-row">
      <style:table-row-properties style:min-row-height="0.4444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code">
      <style:paragraph-properties fo:orphans="2" fo:widows="2"/>
    </style:style>
    <style:style style:name="P2" style:family="paragraph" style:parent-style-name="body">
      <style:paragraph-properties fo:orphans="2" fo:widows="2"/>
    </style:style>
    <style:style style:name="P3" style:family="paragraph" style:parent-style-name="body">
      <style:paragraph-properties fo:orphans="2" fo:widows="2"/>
      <style:text-properties style:font-name="Courier New" style:font-name-complex="Courier New2"/>
    </style:style>
    <style:style style:name="P4" style:family="paragraph" style:parent-style-name="body">
      <style:paragraph-properties fo:orphans="2" fo:widows="2"/>
      <style:text-properties style:font-name="Courier New1"/>
    </style:style>
    <style:style style:name="P5" style:family="paragraph" style:parent-style-name="Standard">
      <style:paragraph-properties fo:margin-top="0in" fo:margin-bottom="0in" fo:orphans="2" fo:widows="2"/>
    </style:style>
    <style:style style:name="P6" style:family="paragraph" style:parent-style-name="Standard">
      <style:paragraph-properties fo:line-height="0.139in" fo:orphans="2" fo:widows="2"/>
      <style:text-properties fo:font-size="12pt" style:font-size-asian="12pt" style:font-size-complex="12pt"/>
    </style:style>
    <style:style style:name="P7" style:family="paragraph" style:parent-style-name="Standard">
      <style:paragraph-properties fo:line-height="0.0835in" fo:orphans="2" fo:widows="2"/>
      <style:text-properties fo:font-size="12pt" style:font-size-asian="12pt" style:font-size-complex="12pt"/>
    </style:style>
    <style:style style:name="P8" style:family="paragraph" style:parent-style-name="Standard">
      <style:paragraph-properties fo:margin-top="0in" fo:margin-bottom="1in" style:line-height-at-least="0.139in" fo:orphans="2" fo:widows="2"/>
    </style:style>
    <style:style style:name="P9" style:family="paragraph" style:parent-style-name="Standard">
      <style:paragraph-properties fo:margin-top="0.1665in" fo:margin-bottom="0in" style:line-height-at-least="0.139in" fo:orphans="2" fo:widows="2" fo:keep-with-next="always"/>
    </style:style>
    <style:style style:name="P10" style:family="paragraph" style:parent-style-name="CellBody">
      <style:paragraph-properties fo:margin-left="0.0835in" fo:margin-right="0.0835in" fo:margin-top="0.0835in" fo:margin-bottom="0.0555in" fo:orphans="2" fo:widows="2" fo:text-indent="0in" style:auto-text-indent="false"/>
    </style:style>
    <style:style style:name="P11" style:family="paragraph" style:parent-style-name="CellBody">
      <style:paragraph-properties fo:margin-left="0.0835in" fo:margin-right="0.0835in" fo:margin-top="0.0835in" fo:margin-bottom="0.0555in" fo:text-align="center" style:justify-single-word="false" fo:orphans="2" fo:widows="2" fo:text-indent="0in" style:auto-text-indent="false"/>
    </style:style>
    <style:style style:name="P12" style:family="paragraph" style:parent-style-name="CellHeading">
      <style:paragraph-properties fo:margin-left="0.0835in" fo:margin-right="0.0835in" fo:margin-top="0.111in" fo:margin-bottom="0.0835in" fo:orphans="2" fo:widows="2" fo:text-indent="0in" style:auto-text-indent="false"/>
      <style:text-properties fo:font-weight="bold" style:font-weight-asian="bold" style:font-weight-complex="bold"/>
    </style:style>
    <style:style style:name="P13" style:family="paragraph" style:parent-style-name="note">
      <style:paragraph-properties fo:margin-top="0.0835in" fo:margin-bottom="0.139in" fo:orphans="2" fo:widows="2"/>
    </style:style>
    <style:style style:name="P14" style:family="paragraph" style:parent-style-name="bullet">
      <style:paragraph-properties fo:margin-top="0in" fo:margin-bottom="0.0693in" fo:orphans="2" fo:widows="2"/>
    </style:style>
    <style:style style:name="P15" style:family="paragraph" style:parent-style-name="bullet">
      <style:paragraph-properties fo:margin-top="0in" fo:margin-bottom="0.0693in" fo:text-align="start" style:justify-single-word="false" fo:orphans="2" fo:widows="2"/>
    </style:style>
    <style:style style:name="P16" style:family="paragraph" style:parent-style-name="body-code">
      <style:paragraph-properties fo:orphans="2" fo:widows="2"/>
    </style:style>
    <style:style style:name="P17" style:family="paragraph" style:parent-style-name="TableTitle">
      <style:paragraph-properties fo:orphans="2" fo:widows="2"/>
    </style:style>
    <style:style style:name="P18" style:family="paragraph" style:parent-style-name="bullet2">
      <style:paragraph-properties fo:margin-top="0in" fo:margin-bottom="0.0138in" fo:orphans="2" fo:widows="2"/>
    </style:style>
    <style:style style:name="P19" style:family="paragraph" style:parent-style-name="CellHeading">
      <style:paragraph-properties fo:margin-left="0.0835in" fo:margin-right="0.1252in" fo:margin-top="0.111in" fo:margin-bottom="0.0835in" fo:orphans="2" fo:widows="2" fo:text-indent="0in" style:auto-text-indent="false"/>
      <style:text-properties fo:font-weight="bold" style:font-weight-asian="bold" style:font-weight-complex="bold"/>
    </style:style>
    <style:style style:name="P20" style:family="paragraph" style:parent-style-name="Heading_20_2">
      <style:paragraph-properties fo:margin-top="0in" fo:margin-bottom="0.0555in" fo:orphans="2" fo:widows="2"/>
    </style:style>
    <style:style style:name="P21" style:family="paragraph" style:parent-style-name="Heading_20_1" style:master-page-name="Standard">
      <style:paragraph-properties fo:margin-top="0in" fo:margin-bottom="0in" fo:orphans="2" fo:widows="2" style:page-number="auto"/>
    </style:style>
    <style:style style:name="P22" style:family="paragraph" style:parent-style-name="sectionheading">
      <style:paragraph-properties fo:margin-top="0.0417in" fo:margin-bottom="0.0555in" fo:orphans="2" fo:widows="2"/>
    </style:style>
    <style:style style:name="P23" style:family="paragraph" style:parent-style-name="Heading_20_3">
      <style:paragraph-properties fo:orphans="2" fo:widows="2"/>
    </style:style>
    <style:style style:name="P24" style:family="paragraph" style:parent-style-name="Heading_20_3">
      <style:paragraph-properties fo:margin-top="0.0417in" fo:margin-bottom="0.0693in" fo:orphans="2" fo:widows="2"/>
    </style:style>
    <style:style style:name="P25" style:family="paragraph" style:parent-style-name="Heading_20_3">
      <style:paragraph-properties fo:margin-top="0.0417in" fo:margin-bottom="0.0693in" fo:orphans="2" fo:widows="2">
        <style:tab-stops>
          <style:tab-stop style:position="0.5in" style:type="right"/>
          <style:tab-stop style:position="0.75in"/>
          <style:tab-stop style:position="5.6457in"/>
        </style:tab-stops>
      </style:paragraph-properties>
    </style:style>
    <style:style style:name="P26" style:family="paragraph" style:parent-style-name="Heading_20_3">
      <style:paragraph-properties fo:margin-top="0in" fo:margin-bottom="0.0693in" fo:orphans="2" fo:widows="2"/>
    </style:style>
    <style:style style:name="P27"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style:font-name="Courier New" fo:font-size="10.5pt" style:font-size-asian="10.5pt" style:font-name-complex="Courier New2" style:font-size-complex="10.5pt"/>
    </style:style>
    <style:style style:name="T3" style:family="text">
      <style:text-properties style:font-name="Courier New" fo:font-weight="normal" style:font-weight-asian="normal" style:font-name-complex="Courier New2" style:font-weight-complex="normal"/>
    </style:style>
    <style:style style:name="T4" style:family="text">
      <style:text-properties style:font-name="Times New Roman" style:font-name-complex="Times New Roman2"/>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Courier New1"/>
    </style:style>
    <style:style style:name="T8" style:family="text">
      <style:text-properties style:font-name="Courier New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7" svg:width="6.4996in" svg:height="0.135in" svg:x="-2.3752in" svg:y="0in">
        <draw:image xlink:href="Pictures/20000007000025F9000000C9F0140E06.wmf" xlink:type="simple" xlink:show="embed" xlink:actuate="onLoad">
          <text:p/>
        </draw:image>
      </draw:frame>
      <draw:frame text:anchor-type="page" text:anchor-page-number="1" draw:z-index="14" draw:name="Picture 67"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15" draw:name="Picture 68"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16" draw:name="Picture 69"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17" draw:name="Picture 70"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18" draw:name="Picture 71"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19" draw:name="Picture 72"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20" draw:name="Picture 73"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21" draw:name="Picture 74"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22" draw:name="Picture 75"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23" draw:name="Picture 76"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24" draw:name="Picture 77"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25" draw:name="Picture 78" draw:style-name="gr2" draw:text-style-name="P27" svg:width="2.7913in" svg:height="0.135in" svg:x="-2.3752in" svg:y="0in">
        <draw:image xlink:href="Pictures/2000000700000FB5000000C94FDA4EAC.wmf" xlink:type="simple" xlink:show="embed" xlink:actuate="onLoad">
          <text:p/>
        </draw:image>
      </draw:frame>
      <draw:frame text:anchor-type="page" text:anchor-page-number="1" draw:z-index="26" draw:name="Picture 79" draw:style-name="gr2" draw:text-style-name="P27" svg:width="2.7913in" svg:height="0.135in" svg:x="-2.3752in" svg:y="0in">
        <draw:image xlink:href="Pictures/2000000700000FB5000000C94FDA4EAC.wmf" xlink:type="simple" xlink:show="embed" xlink:actuate="onLoad">
          <text:p/>
        </draw:image>
      </draw:frame>
      <text:h text:style-name="P21" text:outline-level="1"><text:alphabetical-index-mark-start text:id="IMark559238492" text:main-entry="true"/>JDO Reference <text:alphabetical-index-mark-start text:id="IMark559238540" text:main-entry="true"/>Enhancer<text:alphabetical-index-mark-end text:id="IMark559238540"/><text:alphabetical-index-mark-end text:id="IMark559238492"/></text:h>
      <text:p text:style-name="P8"><draw:frame draw:style-name="fr1" draw:name="graphics1" text:anchor-type="as-char" svg:width="6.5in" svg:height="0.1346in" draw:z-index="27"><draw:image xlink:href="Pictures/20000007000025F9000000C9F0140E06.wmf" xlink:type="simple" xlink:show="embed" xlink:actuate="onLoad"/></draw:frame></text:p>
      <text:p text:style-name="P2">This chapter specifies the JDO Reference Enhancement, which specifies the contract between JDO persistence-capable classes and JDO <text:span text:style-name="T7">StateManager</text:span> in the binary-compatible runtime environment. The <text:alphabetical-index-mark-start text:id="IMark559238492" text:main-entry="true"/>JDO Reference <text:alphabetical-index-mark-start text:id="IMark559238540" text:main-entry="true"/>Enhancer<text:alphabetical-index-mark-end text:id="IMark559238540"/><text:alphabetical-index-mark-end text:id="IMark559238492"/> modifies persistence-capable classes to run in the JDO environment and implement the required contract. The resulting classes, hereinafter referred to as enhanced classes, implement a contract used by the <text:span text:style-name="T1">JDOHelper</text:span>, the <text:span text:style-name="T1">JDOImplHelper</text:span>, and the <text:span text:style-name="T1">StateManager</text:span> classes. </text:p>
      <text:p text:style-name="P2">The <text:alphabetical-index-mark-start text:id="IMark559238540" text:main-entry="true"/>JDO Reference <text:alphabetical-index-mark-start text:id="IMark559238492" text:main-entry="true"/>Enhancer<text:alphabetical-index-mark-end text:id="IMark559238492"/><text:alphabetical-index-mark-end text:id="IMark559238540"/> is just one possible implementation of the JDO Reference Enhancement contract. Tools may instead preprocess or generate source code to create classes that implement this contract.</text:p>
      <text:p text:style-name="P2">Enhancement is just one possible strategy for JDO implementations. If a JDO implementation supports <text:span text:style-name="T7">BinaryCompatibility</text:span>, it must support the <text:alphabetical-index-mark-start text:id="IMark559238540" text:main-entry="true"/><text:span text:style-name="T7">PersistenceCapable</text:span><text:alphabetical-index-mark-end text:id="IMark559238540"/> contract. Otherwise, it need only support the rest of the user-visible contracts (e.g. <text:span text:style-name="T7">PersistenceManagerFactory</text:span>, <text:span text:style-name="T7">PersistenceManager</text:span>, <text:span text:style-name="T7">Query</text:span>, <text:span text:style-name="T7">Transaction</text:span>, and <text:span text:style-name="T7">Extent</text:span>).</text:p>
      <text:p text:style-name="P13"><text:s/>NOTE: This chapter is not intended to be used by application programmers. It is for use only by implementations. Applications should use the methods defined in class JDOHelper instead of these methods and fields.</text:p>
      <text:p text:style-name="P9"><draw:frame draw:style-name="fr1" draw:name="1" text:anchor-type="as-char" svg:width="2.7917in" svg:height="0.1346in" draw:z-index="28"><draw:image xlink:href="Pictures/2000000700000FB5000000C94FDA4EAC.wmf" xlink:type="simple" xlink:show="embed" xlink:actuate="onLoad"/></draw:frame></text:p>
      <text:h text:style-name="P20" text:outline-level="2">Overview</text:h>
      <text:p text:style-name="P2">The <text:alphabetical-index-mark-start text:id="IMark559238540" text:main-entry="true"/>JDO Reference <text:alphabetical-index-mark-start text:id="IMark559238492" text:main-entry="true"/>Enhancer<text:alphabetical-index-mark-end text:id="IMark559238492"/><text:alphabetical-index-mark-end text:id="IMark559238540"/> will be used to modify each persistence-capable class before using that persistence-capable class with the Reference Implementation <text:span text:style-name="T1">PersistenceManager</text:span> in the Java VM. It might be used before class loading or during the class loading process. </text:p>
      <text:p text:style-name="P2">The <text:alphabetical-index-mark-start text:id="IMark559238492" text:main-entry="true"/>JDO Reference <text:alphabetical-index-mark-start text:id="IMark559238540" text:main-entry="true"/>Enhancer<text:alphabetical-index-mark-end text:id="IMark559238540"/><text:alphabetical-index-mark-end text:id="IMark559238492"/> transforms the class by making specific changes to the class definition to enable the state of any persistent instances to be synchronized with the representation of the data in the datastore.</text:p>
      <text:p text:style-name="P2">A standard API to invoke an implementation’s <text:alphabetical-index-mark-start text:id="IMark559238492" text:main-entry="true"/>enhancer<text:alphabetical-index-mark-end text:id="IMark559238492"/> is provided as part of the specification jar. A command line tool to invoke a byte code <text:alphabetical-index-mark-start text:id="IMark559238540" text:main-entry="true"/>enhancer<text:alphabetical-index-mark-end text:id="IMark559238540"/> is provided. The tool is distributed as part of the specification jar. The tool analyzes command line arguments and passes control to an implementation-provided class to perform the enhancement of classes. The tool locates the implementation-provided class using the services locator architecture.</text:p>
      <text:p text:style-name="P2">Tools that generate source code or modify the Java source code files must generate classes that meet the defined contract in this chapter.</text:p>
      <text:p text:style-name="P2">The Reference <text:alphabetical-index-mark-start text:id="IMark559238540" text:main-entry="true"/>Enhancer<text:alphabetical-index-mark-end text:id="IMark559238540"/> provides an implementation for the <text:alphabetical-index-mark-start text:id="IMark559238492" text:main-entry="true"/><text:span text:style-name="T1">PersistenceCapable</text:span><text:alphabetical-index-mark-end text:id="IMark559238492"/> interface. </text:p>
      <text:p text:style-name="P9"><text:soft-page-break/><draw:frame draw:style-name="fr1" draw:name="2" text:anchor-type="as-char" svg:width="2.7917in" svg:height="0.1346in" draw:z-index="29"><draw:image xlink:href="Pictures/2000000700000FB5000000C94FDA4EAC.wmf" xlink:type="simple" xlink:show="embed" xlink:actuate="onLoad"/></draw:frame></text:p>
      <text:h text:style-name="P20" text:outline-level="2">Goals</text:h>
      <text:p text:style-name="P2">The following are the goals for the <text:alphabetical-index-mark-start text:id="IMark559238492" text:main-entry="true"/>JDO Reference <text:alphabetical-index-mark-start text:id="IMark559238636" text:main-entry="true"/>Enhancer<text:alphabetical-index-mark-end text:id="IMark559238636"/><text:alphabetical-index-mark-end text:id="IMark559238492"/>:</text:p>
      <text:p text:style-name="P14">•<text:tab/><text:alphabetical-index-mark-start text:id="IMark559238492" text:main-entry="true"/>Binary compatibility<text:alphabetical-index-mark-end text:id="IMark559238492"/> and portability of application classes among JDO vendor implementations</text:p>
      <text:p text:style-name="P14">•<text:tab/><text:alphabetical-index-mark-start text:id="IMark559238492" text:main-entry="true"/>Binary compatibility<text:alphabetical-index-mark-end text:id="IMark559238492"/> between application classes enhanced by different JDO vendors at different times.</text:p>
      <text:p text:style-name="P14">•<text:tab/>Minimal intrusion into the operation of the class and class instances</text:p>
      <text:p text:style-name="P14">•<text:tab/>Provide metadata at runtime without requiring implementations to be granted reflect permission for non-<text:alphabetical-index-mark-start text:id="IMark559238492" text:main-entry="true"/>private<text:alphabetical-index-mark-end text:id="IMark559238492"/> fields</text:p>
      <text:p text:style-name="P14">•<text:tab/>Values of fields can be read and written directly without wrapping code with accessors or mutators (<text:span text:style-name="T1">field1 += 13</text:span> is allowed, instead of requiring the user to code <text:span text:style-name="T1">setField1(getField1() + 13))</text:span></text:p>
      <text:p text:style-name="P14">•<text:tab/>Navigation from one instance to another uses natural Java syntax without any requirement for explicit fetching of referenced instances</text:p>
      <text:p text:style-name="P14">•<text:tab/>Automatically track modification of persistent instances without any explicit action by the application or component developer</text:p>
      <text:p text:style-name="P14">•<text:tab/>Highest performance for transient instances of persistence-capable classes</text:p>
      <text:p text:style-name="P14">•<text:tab/>Support for all class and field modifiers</text:p>
      <text:p text:style-name="P14">•<text:tab/>Transparent operation of persistent and transient instances as seen by application components and persistence-capable classes</text:p>
      <text:p text:style-name="P14">•<text:tab/>Shared use of persistence-capable classes (utility components) among multiple JDO <text:span text:style-name="T1">PersistenceManager</text:span> instances in the same Java VM</text:p>
      <text:p text:style-name="P14">•<text:tab/>Preservation of the security of instances of <text:alphabetical-index-mark-start text:id="IMark559238636" text:main-entry="true"/><text:span text:style-name="T1">PersistenceCapable</text:span><text:alphabetical-index-mark-end text:id="IMark559238636"/> classes from unauthorized access</text:p>
      <text:p text:style-name="P14">•<text:tab/>Support for debugging enhanced classes by line number</text:p>
      <text:p text:style-name="P14">•<text:tab/>Support for static enhancement of classes by a tool run after compilation but before execution</text:p>
      <text:p text:style-name="P14">•<text:tab/>Support for dynamic enhancement of static (compiled with javac) and dynamic (created at runtime) classes by user- or implementation-written class loader</text:p>
      <text:p text:style-name="P14">•<text:tab/>Support for build tools such as maven plugins, eclipse plugins, and ant plugins</text:p>
      <text:p text:style-name="P9"><draw:frame draw:style-name="fr1" draw:name="3" text:anchor-type="as-char" svg:width="2.7917in" svg:height="0.1346in" draw:z-index="30"><draw:image xlink:href="Pictures/2000000700000FB5000000C94FDA4EAC.wmf" xlink:type="simple" xlink:show="embed" xlink:actuate="onLoad"/></draw:frame></text:p>
      <text:h text:style-name="P20" text:outline-level="2"><text:alphabetical-index-mark-start text:id="IMark559238636" text:main-entry="true"/>Standard Enhancement<text:alphabetical-index-mark-end text:id="IMark559238636"/></text:h>
      <text:p text:style-name="P2">The enhancement process consists of two distinct functions: analyzing user input as to how and what to enhance; and performing the enhancement of the persistent classes. A Java main program is distributed as part of the java specification jar. Plugins for Interactive Development Environments are anticipated by the architecture but not provided by the JDO specification jar <text:soft-page-break/>itself. Enhancing the persistent classes is the function of a JDO implementation, and in particular, the Reference Implementation. The <text:alphabetical-index-mark-start text:id="IMark559238636" text:main-entry="true"/>Enhancer<text:alphabetical-index-mark-end text:id="IMark559238636"/> main program calls a standard <text:alphabetical-index-mark-start text:id="IMark559238540" text:main-entry="true"/>enhancer<text:alphabetical-index-mark-end text:id="IMark559238540"/> by using the services locator architecture. Thus, the <text:alphabetical-index-mark-start text:id="IMark559238492" text:main-entry="true"/>Enhancer<text:alphabetical-index-mark-end text:id="IMark559238492"/> main program can call any <text:alphabetical-index-mark-start text:id="IMark559238588" text:main-entry="true"/>enhancer<text:alphabetical-index-mark-end text:id="IMark559238588"/> provided by a JDO implementation and made available on the class path.</text:p>
      <text:p text:style-name="P2">The name of the class that implements the JDOEnhancer API must be in the class path in the file called <text:span text:style-name="T1">META-INF/services/javax.jdo.JDOEnhancer</text:span>.</text:p>
      <text:p text:style-name="P2">The <text:alphabetical-index-mark-start text:id="IMark559238492" text:main-entry="true"/>enhancer<text:alphabetical-index-mark-end text:id="IMark559238492"/> operates on the byte code representation of persistent classes, and creates new byte code representations of the classes. The input byte code representations can come from four sources:</text:p>
      <text:p text:style-name="P14">•<text:tab/>a byte array such as might be created by a dynamic class generator;</text:p>
      <text:p text:style-name="P14">•<text:tab/>a file that contains the byte codes as generated by the javac compiler;</text:p>
      <text:p text:style-name="P14">•<text:tab/>a jar file containing multiple classes and metadata files;</text:p>
      <text:p text:style-name="P14">•<text:tab/>a resource loaded from a class loader that contains the byte codes as generated by the javac compiler</text:p>
      <text:p text:style-name="P2">The output byte code representations can be written to one of three destinations:</text:p>
      <text:p text:style-name="P14">•<text:tab/>the same file as was provided as input;</text:p>
      <text:p text:style-name="P14">•<text:tab/>the same jar file as was provided as input, in which case all contents of the jar file that are not enhanced are preserved intact;</text:p>
      <text:p text:style-name="P14">•<text:tab/>a directory that contains package names as directory names with identical semantics to the javac compiler's output directive.</text:p>
      <text:p text:style-name="P2">Restrictions: if a resource is used as input, then the only output possible is a directory. If a class file or jar file is used as input, the file must be read/write. If a byte array is used as input, then the enhanced byte array is available via a separate method call and is not written to output.</text:p>
      <text:h text:style-name="P24" text:outline-level="3"><text:alphabetical-index-mark-start text:id="IMark559238492" text:main-entry="true"/>Enhancer<text:alphabetical-index-mark-end text:id="IMark559238492"/> Main </text:h>
      <text:p text:style-name="P2">The <text:alphabetical-index-mark-start text:id="IMark559238492" text:main-entry="true"/><text:span text:style-name="T1">Enhancer</text:span><text:alphabetical-index-mark-end text:id="IMark559238492"/> main class is intended to be run from an interactive shell (command line). It analyzes arguments and delegates to an implementation. The implementation must be identified via an entry in the class loader's resource file <text:span text:style-name="T1">META-INF/services/javax.jdo.JDOEnhancer</text:span>. If multiple such files exist, the <text:alphabetical-index-mark-start text:id="IMark559238588" text:main-entry="true"/>Enhancer<text:alphabetical-index-mark-end text:id="IMark559238588"/> main uses the first file containing the name of a class that can be loaded by the <text:span text:style-name="T1">Class.forName</text:span> method, containing a public no-args constructor, that returns an instance that implements <text:span text:style-name="T1">javax.jdo.JDOEnhancer</text:span>.</text:p>
      <text:p text:style-name="P2">The <text:alphabetical-index-mark-start text:id="IMark559238588" text:main-entry="true"/>enhancer<text:alphabetical-index-mark-end text:id="IMark559238588"/> is invoked with the following command line:</text:p>
      <text:p text:style-name="P3">java -cp &lt;classpath&gt; javax.jdo.<text:alphabetical-index-mark-start text:id="IMark559238636" text:main-entry="true"/>Enhancer<text:alphabetical-index-mark-end text:id="IMark559238636"/> &lt;options&gt; &lt;directory, class, jdo, or jar file names&gt;</text:p>
      <text:p text:style-name="P14">•<text:tab/>&lt;classpath&gt; must contain the jdo specification jar, the implementation jar and any implementation dependencies, the statically-compiled classes, and the jdo metadata files loadable as resources</text:p>
      <text:p text:style-name="P14">•<text:tab/>&lt;options&gt; include:</text:p>
      <text:p text:style-name="P18">• <text:s/>-pu &lt;persistence-unit-name&gt; : the name of a <text:alphabetical-index-mark-start text:id="IMark559238636" text:main-entry="true"/>persistence unit<text:alphabetical-index-mark-end text:id="IMark559238636"/></text:p>
      <text:p text:style-name="P18">• <text:s/>-d &lt;target directory&gt; : write the enhanced classes to the specified directory </text:p>
      <text:p text:style-name="P18"><text:soft-page-break/>• <text:s/>-checkonly : just check the classes for enhancement status </text:p>
      <text:p text:style-name="P18">• <text:s/>-v : verbose output </text:p>
      <text:p text:style-name="P18">• <text:s/>-r : recurse through directories to find all classes and metadata files to enhance</text:p>
      <text:p text:style-name="P18">• <text:s/>-cp &lt;<text:alphabetical-index-mark-start text:id="IMark559238636" text:main-entry="true"/>enhancer<text:alphabetical-index-mark-end text:id="IMark559238636"/> class loader path&gt; : if not already included in the java class loader, this parameter must contain the statically-compiled classes, and the JDO metadata files loadable as resources</text:p>
      <text:p text:style-name="P18">• <text:s/>&lt;directory, file, or resource names&gt;</text:p>
      <text:p text:style-name="P2"/>
      <text:p text:style-name="P2">Each entry following the options must be a directory, a file, or a resource name.</text:p>
      <text:p text:style-name="P2">The <text:alphabetical-index-mark-start text:id="IMark559238636" text:main-entry="true"/>enhancer<text:alphabetical-index-mark-end text:id="IMark559238636"/> main program processes the command line and passes the parameters to the <text:alphabetical-index-mark-start text:id="IMark559238588" text:main-entry="true"/>enhancer<text:alphabetical-index-mark-end text:id="IMark559238588"/> found via services lookup.</text:p>
      <text:p text:style-name="P2">Parameters are processed until the first non-option parameter is found. All subsequent parameters are treated as directory, file, or resource names. Parameters beginning with "-" are considered to be options. If an option is not a standard option, it is added to the non-standard options list. If a non-standard option is not recognized, the <text:alphabetical-index-mark-start text:id="IMark559238588" text:main-entry="true"/>enhancer<text:alphabetical-index-mark-end text:id="IMark559238588"/> program exits with error code 3 (<text:alphabetical-index-mark-start text:id="IMark559238636" text:main-entry="true"/><text:span text:style-name="T1">ENHANCER</text:span><text:alphabetical-index-mark-end text:id="IMark559238636"/><text:span text:style-name="T1">_USAGE_ERROR</text:span>).</text:p>
      <text:p text:style-name="P2">Parameters are processed as follows:</text:p>
      <text:p text:style-name="P14">•<text:tab/>-cp &lt;<text:alphabetical-index-mark-start text:id="IMark559238492" text:main-entry="true"/>enhancer<text:alphabetical-index-mark-end text:id="IMark559238492"/> class loader path&gt;: If this option is present, a new class loader is constructed, parented with the context class loader, to which the URLs in the &lt;<text:alphabetical-index-mark-start text:id="IMark559238636" text:main-entry="true"/>enhancer<text:alphabetical-index-mark-end text:id="IMark559238636"/> class loader path&gt; are added. The format of &lt;<text:alphabetical-index-mark-start text:id="IMark559238588" text:main-entry="true"/>enhancer<text:alphabetical-index-mark-end text:id="IMark559238588"/> class loader path&gt; is the same as the -cp option of the java command. The class loader is passed to the <text:alphabetical-index-mark-start text:id="IMark559238540" text:main-entry="true"/>enhancer<text:alphabetical-index-mark-end text:id="IMark559238540"/> via the <text:span text:style-name="T1">setClassLoader</text:span> method.</text:p>
      <text:p text:style-name="P14">•<text:tab/>-pu &lt;persistence-unit-name&gt;: If this option is present, each persistence-unit-name is passed to the <text:alphabetical-index-mark-start text:id="IMark559238588" text:main-entry="true"/>enhancer<text:alphabetical-index-mark-end text:id="IMark559238588"/> via the <text:span text:style-name="T1">addPersistenceUnit</text:span> method.</text:p>
      <text:p text:style-name="P14">•<text:tab/>-d &lt;target directory&gt;: If this option is present, the target directory is passed to the <text:alphabetical-index-mark-start text:id="IMark559238540" text:main-entry="true"/>enhancer<text:alphabetical-index-mark-end text:id="IMark559238540"/> via the <text:span text:style-name="T1">setOutputDirectory</text:span> method.</text:p>
      <text:p text:style-name="P14">•<text:tab/>-v: If this option is present, the verbose flag is set via the <text:span text:style-name="T1">setVerbose</text:span> method.</text:p>
      <text:p text:style-name="P14">•<text:tab/>-r: If this option is present, directories are recursively searched for files.</text:p>
      <text:p text:style-name="P14">•<text:tab/>-checkonly: If this option is present, the files are not enhanced, but verified via the <text:span text:style-name="T1">validate</text:span> method. If this option is absent, the files are enhanced via the <text:span text:style-name="T1">enhance</text:span> method.</text:p>
      <text:p text:style-name="P2">Parameters that follow the last option are passed to the <text:alphabetical-index-mark-start text:id="IMark559238540" text:main-entry="true"/>enhancer<text:alphabetical-index-mark-end text:id="IMark559238540"/>. The <text:alphabetical-index-mark-start text:id="IMark559238588" text:main-entry="true"/>enhancer<text:alphabetical-index-mark-end text:id="IMark559238588"/> handles the files as follows:</text:p>
      <text:p text:style-name="P14">•<text:tab/>For a <text:span text:style-name="T1">.class</text:span> file, the file must contain the byte codes of a persistent class consistent with the file name. Metadata is found using the algorithm detailed in Chapter 18, using the path specified for the <text:span text:style-name="T1">.class</text:span> file and recursing through parent directories in the file system. All class file names are passed to the <text:alphabetical-index-mark-start text:id="IMark559238588" text:main-entry="true"/>enhancer<text:alphabetical-index-mark-end text:id="IMark559238588"/> via the <text:span text:style-name="T1">addClasses</text:span> method.</text:p>
      <text:p text:style-name="P14">•<text:tab/>For a <text:span text:style-name="T1">.jdo</text:span> file, the file must be a valid metadata file and the classes described in the file are treated as described (persistence-capable, persistence-aware, or not persistent). <text:s/>Metadata is found using the algorithm detailed in Chapter 18. All file names are passed to the <text:alphabetical-index-mark-start text:id="IMark559238540" text:main-entry="true"/>enhancer<text:alphabetical-index-mark-end text:id="IMark559238540"/> via the <text:span text:style-name="T1">addFiles</text:span> method.</text:p>
      <text:p text:style-name="P14"><text:soft-page-break/>•<text:tab/>For a <text:span text:style-name="T1">.jar</text:span> file, the file may contain <text:span text:style-name="T1">.class</text:span> files and <text:span text:style-name="T1">.jdo</text:span> metadata files. Each jar file name is passed to the <text:alphabetical-index-mark-start text:id="IMark559238636" text:main-entry="true"/>enhancer<text:alphabetical-index-mark-end text:id="IMark559238636"/> via the <text:span text:style-name="T1">addJar</text:span> method.</text:p>
      <text:p text:style-name="P14">•<text:tab/>For a directory, the contents of the directory are analyzed for <text:span text:style-name="T1">.class</text:span>, <text:span text:style-name="T1">.jdo</text:span>, and <text:span text:style-name="T1">.jar</text:span> files which are then treated as if they were passed directly, as <text:span text:style-name="T1">directory/*.class</text:span> <text:span text:style-name="T1">directory/*.jdo </text:span>or<text:span text:style-name="T1"> directory/*.jar</text:span>. If the -r option is specified, each subdirectory of the directory is treated as if it were itself the directory parameter, recursively. Thus, every <text:span text:style-name="T1">.class</text:span> file, <text:span text:style-name="T1">.jdo</text:span> file, and <text:span text:style-name="T1">.jar</text:span> file in the directory are included as files for enhancement.</text:p>
      <text:p text:style-name="P14">•<text:tab/>Files that are not recognized as above are silently ignored.</text:p>
      <text:p text:style-name="P9"><draw:frame draw:style-name="fr1" draw:name="4" text:anchor-type="as-char" svg:width="2.7917in" svg:height="0.1346in" draw:z-index="1"><draw:image xlink:href="Pictures/2000000700000FB5000000C94FDA4EAC.wmf" xlink:type="simple" xlink:show="embed" xlink:actuate="onLoad"/></draw:frame></text:p>
      <text:h text:style-name="P20" text:outline-level="2">Enhancement: Architecture</text:h>
      <text:p text:style-name="P2">The reference enhancement of persistence-capable classes has the primary objective of preserving transparency for the classes. Specifically, accesses to fields in the JDO instance are mediated to allow for initializing values of fields from the associated values in the datastore and for storing the values of fields in the JDO instance into the associated values in the datastore at transaction boundaries.</text:p>
      <text:p text:style-name="P2">To avoid conflicts in the name space of the persistence-capable classes, all methods and fields added to the persistence-capable classes have the “<text:span text:style-name="T1">jdo</text:span>” prefix. </text:p>
      <text:p text:style-name="P2">Enhancement might be performed at any time prior to use of the class by the application. During enhancement, special JDO class metadata must be available if any non-default actions are to be taken. The metadata is in XML format .</text:p>
      <text:p text:style-name="P2">Specifically, the following will require access to special class metadata at class enhancement time, because these are not the defaults:</text:p>
      <text:p text:style-name="P14">•<text:tab/>classes are to use primary key or non-managed object identity;</text:p>
      <text:p text:style-name="P14">•<text:tab/>fields declared as transient in the class definition are to be persistent in the datastore;</text:p>
      <text:p text:style-name="P14">•<text:tab/>fields not declared as transient in the class definition are to be non-persistent in the datastore;</text:p>
      <text:p text:style-name="P14">•<text:tab/>fields are to be transactional non-persistent;</text:p>
      <text:p text:style-name="P14">•<text:tab/>fields with domains of references to persistence-capable classes are to be part of the default fetch group;</text:p>
      <text:p text:style-name="P14">•<text:tab/>fields with domains of primitive types (<text:span text:style-name="T1">boolean</text:span>, <text:span text:style-name="T1">char</text:span>, <text:span text:style-name="T1">byte</text:span>, <text:span text:style-name="T1">short</text:span>, <text:span text:style-name="T1">int</text:span>, <text:span text:style-name="T1">long</text:span>, <text:span text:style-name="T1">float</text:span>, <text:span text:style-name="T1">double</text:span>) or primitive wrapper types (<text:span text:style-name="T1">Boolean</text:span>, <text:span text:style-name="T1">Char</text:span>, <text:span text:style-name="T1">Byte</text:span>, <text:span text:style-name="T1">Short</text:span>, <text:span text:style-name="T1">Integer</text:span>, <text:span text:style-name="T1">Long</text:span>, <text:span text:style-name="T1">Float</text:span>, <text:span text:style-name="T1">Double</text:span>) are not to be part of the default fetch group;</text:p>
      <text:p text:style-name="P14">•<text:tab/>fields with domains of <text:span text:style-name="T1">String</text:span> are not to be part of the default fetch group;</text:p>
      <text:p text:style-name="P14">•<text:tab/>fields with domains of array types are to be part of the default fetch group.</text:p>
      <text:p text:style-name="P2">Enhancement makes changes to two categories of classes: persistence-capable and persistence-aware. Persistence-capable classes are those whose instances are allowed to be stored in a JDO-managed datastore. Persistence aware classes are those that while not necessarily persistence-<text:soft-page-break/>capable themselves, contain references to managed fields of classes that are persistence-capable. Thus, persistence-capable classes may also be persistence-aware.</text:p>
      <text:p text:style-name="P2">Enhancement also treats Detachable classes specially, by adding fields and methods needed to manage the detached state of the instance.</text:p>
      <text:p text:style-name="P2">To preserve the security of instances of <text:alphabetical-index-mark-start text:id="IMark559238636" text:main-entry="true"/><text:span text:style-name="T1">PersistenceCapable</text:span><text:alphabetical-index-mark-end text:id="IMark559238636"/> classes, access restrictions to fields before enhancement will be propagated to accessor methods after enhancement. Further, <text:span text:style-name="Assertion">A20.3-25 [</text:span>to become the delegate of field access (<text:span text:style-name="T1">StateManager</text:span>) the caller must be authorized for <text:span text:style-name="T1">JDOPermission</text:span>.<text:span text:style-name="Assertion">] </text:span></text:p>
      <text:p text:style-name="P2">A JDO implementation must interoperate with classes enhanced by the Reference <text:alphabetical-index-mark-start text:id="IMark559238636" text:main-entry="true"/>Enhancer<text:alphabetical-index-mark-end text:id="IMark559238636"/> and with classes enhanced with other Vendor Enhancers. Additionally, classes enhanced by any Vendor Enhancers must interoperate with the Reference Implementation.</text:p>
      <text:p text:style-name="P2">Name scope issues are minimized because the Reference Enhancement contract adds methods and fields that begin with “<text:span text:style-name="T1">jdo</text:span>”, while methods and fields added by Vendor Enhancers must not begin with “<text:span text:style-name="T1">jdo</text:span>”. Instead, they may begin with “<text:span text:style-name="T1">sunwjdo</text:span>”, “<text:span text:style-name="T1">exlnjdo</text:span>” or other string that includes a vendor-identifying name and the “<text:span text:style-name="T1">jdo</text:span>” string.</text:p>
      <text:p text:style-name="P2">Debugging by source line number must be preserved by the enhancement process. If any code modification within a method body changes the byte code offsets within the method, then the line number references of the method must be updated to reflect the change.</text:p>
      <text:p text:style-name="P2">The Reference <text:alphabetical-index-mark-start text:id="IMark559238540" text:main-entry="true"/>Enhancer<text:alphabetical-index-mark-end text:id="IMark559238540"/> makes the following changes to the least-derived (topmost) persistence-capable classes:</text:p>
      <text:p text:style-name="P14">•<text:span text:style-name="T5"><text:tab/></text:span><text:span text:style-name="Assertion">A20.3-1 [</text:span>adds a field named <text:span text:style-name="T1">jdoStateManager</text:span>, of type <text:span text:style-name="T1">javax.jdo.spi.StateManager</text:span> to associate each instance with zero or one instance of JDO <text:span text:style-name="T1">StateManager</text:span>;<text:span text:style-name="Assertion">]</text:span></text:p>
      <text:p text:style-name="P14">•<text:span text:style-name="T5"><text:tab/></text:span><text:span text:style-name="Assertion">A20.3-2 [</text:span>adds a synchronized method <text:span text:style-name="T1">jdoReplaceStateManager</text:span> (to replace the value of the <text:span text:style-name="T1">jdoStateManager</text:span>), which invokes security checking for declared <text:span text:style-name="T1">JDOPermission</text:span>;<text:span text:style-name="Assertion">]</text:span></text:p>
      <text:p text:style-name="P14">•<text:span text:style-name="T5"><text:tab/></text:span><text:span text:style-name="Assertion">A20.3-3 [</text:span>adds a field named <text:span text:style-name="T1">jdoFlags</text:span> of type <text:span text:style-name="T1">byte</text:span> in the least-derived persistence capable class, to distinguish readable and writable instances from non-readable and non-writable instances;<text:span text:style-name="Assertion">]</text:span></text:p>
      <text:p text:style-name="P14">•<text:span text:style-name="T5"><text:tab/></text:span><text:span text:style-name="Assertion">A20.3-4 [</text:span>adds a method <text:span text:style-name="T1">jdoReplaceFlags</text:span> to require the instance to request an updated value for the <text:span text:style-name="T1">jdoFlags</text:span> field from the <text:span text:style-name="T1">StateManager</text:span>;<text:span text:style-name="Assertion">]</text:span></text:p>
      <text:p text:style-name="P14">•<text:tab/>adds methods to implement status query methods by delegating to the <text:span text:style-name="T1">StateManager</text:span>;</text:p>
      <text:p text:style-name="P14">•<text:span text:style-name="T5"><text:tab/></text:span><text:span text:style-name="Assertion">A20.3-26 [</text:span>adds method <text:span text:style-name="T1">jdoReplaceFields(int[])</text:span> to obtain values of specified fields from the <text:span text:style-name="T1">StateManager</text:span> and cache the values in the instance;<text:span text:style-name="Assertion">]</text:span></text:p>
      <text:p text:style-name="P14">•<text:span text:style-name="T5"><text:tab/></text:span><text:span text:style-name="Assertion">A20.3-27 [</text:span>adds method <text:span text:style-name="T1">jdoProvideFields(int[])</text:span> to supply values of specific fields to the <text:span text:style-name="T1">StateManager</text:span>;<text:span text:style-name="Assertion">]</text:span></text:p>
      <text:p text:style-name="P14">•<text:span text:style-name="T5"><text:tab/></text:span><text:span text:style-name="Assertion">A20.3-28 [</text:span>adds a method <text:span text:style-name="T1">void jdoCopyFields(Object other, int[] fieldNumbers)</text:span> to allow the <text:span text:style-name="T1">StateManager</text:span> to manage multiple images of the persistence capable instance;<text:span text:style-name="Assertion">]</text:span></text:p>
      <text:p text:style-name="P14"><text:soft-page-break/>•<text:tab/>adds a method <text:span text:style-name="T1">void jdoCopyField(Object other, int fieldNumber)</text:span> to allow the <text:span text:style-name="T1">StateManager</text:span> to manage multiple images of the persistence capable instance;</text:p>
      <text:p text:style-name="P14">•<text:span text:style-name="T5"><text:tab/></text:span><text:span text:style-name="Assertion">A20.3-19 [</text:span>adds a method <text:span text:style-name="T1">jdoPreSerialize</text:span><text:span text:style-name="Assertion">]</text:span> to load all non-transient fields into the instance prior to <text:alphabetical-index-mark-start text:id="IMark559238540" text:main-entry="true"/>serialization<text:alphabetical-index-mark-end text:id="IMark559238540"/>;</text:p>
      <text:p text:style-name="P2">The Reference <text:alphabetical-index-mark-start text:id="IMark559238540" text:main-entry="true"/>Enhancer<text:alphabetical-index-mark-end text:id="IMark559238540"/> makes the following changes to least-derived (topmost) persistence-capable classes and classes that declare an <text:span text:style-name="T1">objectid-class</text:span> in their XML:</text:p>
      <text:p text:style-name="P15">•<text:span text:style-name="T5"><text:tab/></text:span><text:span text:style-name="Assertion">A20.3-22 [</text:span>adds methods <text:span text:style-name="T1">jdoCopyKeyFieldsToObjectId(</text:span><text:alphabetical-index-mark-start text:id="IMark559238588" text:main-entry="true"/><text:span text:style-name="T1">PersistenceCapable</text:span><text:alphabetical-index-mark-end text:id="IMark559238588"/><text:span text:style-name="T1"> pc, Object oid)</text:span><text:span text:style-name="Assertion">]</text:span> and <text:span text:style-name="Assertion">A20.3-23 [</text:span><text:span text:style-name="T1">jdoCopyKeyFieldsToObjectId(ObjectIdFieldSupplier fs, Object oid)</text:span>.<text:span text:style-name="Assertion">]</text:span></text:p>
      <text:p text:style-name="P15">•<text:span text:style-name="T5"><text:tab/></text:span><text:span text:style-name="Assertion">A20.3-29 [</text:span>adds methods <text:span text:style-name="T1">jdoCopyKeyFieldsFromObjectId(Object oid)</text:span> and<text:span text:style-name="T1"> jdoCopyKeyFieldsFromObjectId(ObjectIdFieldConsumer fc, Object oid)</text:span>.<text:span text:style-name="Assertion">]</text:span></text:p>
      <text:p text:style-name="P14">•<text:span text:style-name="T5"><text:tab/></text:span><text:span text:style-name="Assertion">A20.3-21 [</text:span>adds a method <text:span text:style-name="T1">jdoNewObjectIdInstance()</text:span> which creates an instance of the JDO ObjectId for this class.<text:span text:style-name="Assertion">]</text:span></text:p>
      <text:p text:style-name="P2">The Reference <text:alphabetical-index-mark-start text:id="IMark559238540" text:main-entry="true"/>Enhancer<text:alphabetical-index-mark-end text:id="IMark559238540"/> makes the following changes to the least-derived class marked as Detachable:</text:p>
      <text:p text:style-name="P14">•<text:tab/>adds “<text:span text:style-name="T1">implements javax.jdo.spi.Detachable</text:span>” to the class definition;</text:p>
      <text:p text:style-name="P14">•<text:tab/>adds a serializable field “<text:span text:style-name="T1">Object[] jdoDetachedState</text:span>” to the class definition;</text:p>
      <text:p text:style-name="P14">•<text:tab/>adds a method “<text:span text:style-name="T1">void jdoReplaceDetachedState()</text:span>” to the class definition.</text:p>
      <text:p text:style-name="P2">The Reference <text:alphabetical-index-mark-start text:id="IMark559238588" text:main-entry="true"/>Enhancer<text:alphabetical-index-mark-end text:id="IMark559238588"/> makes the following changes to all classes:</text:p>
      <text:p text:style-name="P14">•<text:span text:style-name="T5"><text:tab/></text:span><text:span text:style-name="Assertion">A20.3-0 [</text:span>adds “<text:span text:style-name="T1">implements javax.jdo.spi.</text:span><text:alphabetical-index-mark-start text:id="IMark559238588" text:main-entry="true"/><text:span text:style-name="T1">PersistenceCapable</text:span><text:alphabetical-index-mark-end text:id="IMark559238588"/>” to the class definition;<text:span text:style-name="Assertion">]</text:span></text:p>
      <text:p text:style-name="P14"><text:span text:style-name="T5">•<text:tab/></text:span><text:span text:style-name="Assertion"><text:span text:style-name="T6">A20.3-6 [</text:span></text:span><text:span text:style-name="T6">adds two methods </text:span><text:span text:style-name="T3">jdoNewInstance</text:span><text:span text:style-name="T6">, one of which takes a parameter of type </text:span><text:span text:style-name="T3">StateManager</text:span><text:span text:style-name="T6">, to be used by the implementation when a new persistent instance is required (this method allows a performance optimization), and the other takes a parameter of type </text:span><text:span text:style-name="T3">StateManager</text:span><text:span text:style-name="T6"> and a parameter of an </text:span><text:span text:style-name="T3">ObjectId</text:span><text:span text:style-name="T6"> for key field initialization;</text:span><text:span text:style-name="Assertion"><text:span text:style-name="T6">]</text:span></text:span><text:span text:style-name="T5"> </text:span></text:p>
      <text:p text:style-name="P14">•<text:tab/>adds two methods, <text:span text:style-name="T1">makeDirty(String fieldName)</text:span> and <text:span text:style-name="T1">makeDirty(int fieldNumber)</text:span>, to manage making fields dirty.</text:p>
      <text:p text:style-name="P14">•<text:span text:style-name="T5"><text:tab/></text:span><text:span text:style-name="Assertion">A20.3-7 [</text:span>adds method <text:span text:style-name="T1">jdoReplaceField(int)</text:span> to obtain values of specified fields from the <text:span text:style-name="T1">StateManager</text:span> and cache the values in the instance;<text:span text:style-name="Assertion">]</text:span></text:p>
      <text:p text:style-name="P14">•<text:span text:style-name="T5"><text:tab/></text:span><text:span text:style-name="Assertion">A20.3-8 [</text:span>adds method <text:span text:style-name="T1">jdoProvideField(int)</text:span> to supply values of specific fields to the <text:span text:style-name="T1">StateManager</text:span>;<text:span text:style-name="Assertion">]</text:span></text:p>
      <text:p text:style-name="P14">•<text:span text:style-name="T5"><text:tab/></text:span><text:span text:style-name="Assertion">A20.3-9 [</text:span>adds an accessor method and mutator method for each field declared in the class, which delegates to the <text:span text:style-name="T1">StateManager</text:span> for values;<text:span text:style-name="Assertion">]</text:span></text:p>
      <text:p text:style-name="P14"><text:soft-page-break/>•<text:tab/>leaves the modifiers of all persistent fields the same as the unenhanced class to allow the enhanced classes to be used for compilation of other classes;</text:p>
      <text:p text:style-name="P14">•<text:span text:style-name="T5"><text:tab/></text:span><text:span text:style-name="Assertion">A20.3-11 [</text:span>adds a method <text:span text:style-name="T1">jdoCopyField(&lt;class&gt; other, int fieldNumber)</text:span><text:span text:style-name="Assertion">]</text:span> to allow the <text:span text:style-name="T1">StateManager</text:span> to manage multiple images of the persistence capable instance;</text:p>
      <text:p text:style-name="P14">•<text:span text:style-name="T5"><text:tab/></text:span><text:span text:style-name="Assertion">A20.3-12 [</text:span>adds a method <text:span text:style-name="T1">jdoGetManagedFieldCount()</text:span><text:span text:style-name="Assertion">]</text:span> to manage the numbering of fields with respect to inherited managed fields.</text:p>
      <text:p text:style-name="P14">•<text:span text:style-name="T5"><text:tab/></text:span><text:span text:style-name="Assertion">A20.3-13 [</text:span>adds a field <text:span text:style-name="T1">jdoInheritedFieldCount</text:span>, which is set at class initialization time to the returned value of <text:span text:style-name="T1">super.jdoGetManagedFieldCount()</text:span>.<text:span text:style-name="Assertion">]</text:span></text:p>
      <text:p text:style-name="P14">•<text:span text:style-name="T5"><text:tab/></text:span><text:span text:style-name="Assertion">A20.3-14, A20.3-15, A20.3-16 [</text:span>adds fields <text:span text:style-name="T1">jdoFieldNames</text:span>, <text:span text:style-name="T1">jdoFieldTypes</text:span>, and <text:span text:style-name="T1">jdoFieldFlags</text:span>, which contain the names, types, and flags of managed fields.<text:span text:style-name="Assertion">]</text:span></text:p>
      <text:p text:style-name="P14">•<text:span text:style-name="T5"><text:tab/></text:span><text:span text:style-name="Assertion">A20.3-17 [</text:span>adds field <text:span text:style-name="T1">Class jdoPersistenceCapableSuperclass</text:span>, which contains the <text:span text:style-name="T1">Class</text:span> of the <text:span text:style-name="T1">PersistenceCapable</text:span> superclass.<text:span text:style-name="Assertion">]</text:span></text:p>
      <text:p text:style-name="P14">•<text:span text:style-name="T5"><text:tab/></text:span><text:span text:style-name="Assertion">A20.3-18 [</text:span>adds a <text:alphabetical-index-mark-start text:id="IMark559238588" text:main-entry="true"/>static initializer<text:alphabetical-index-mark-end text:id="IMark559238588"/> to register the class with the <text:span text:style-name="T1">JDOImplHelper</text:span>.<text:span text:style-name="Assertion">]</text:span></text:p>
      <text:p text:style-name="P14">•<text:span text:style-name="T5"><text:tab/></text:span><text:span text:style-name="Assertion">A20.3-20 [</text:span>adds a field <text:span text:style-name="T1">serialVersionUID</text:span> if it does not already exist, and calculates its initial value based on the non-enhanced class definition.<text:span text:style-name="Assertion">]</text:span></text:p>
      <text:p text:style-name="P2">Enhancement makes the following changes to persistence aware classes:</text:p>
      <text:p text:style-name="P14">•<text:span text:style-name="T5"><text:tab/></text:span><text:span text:style-name="Assertion">A20.3-24 [</text:span>modifies executable code that accesses fields of <text:span text:style-name="T1">PersistenceCapable</text:span> classes not known to be not managed, replacing <text:span text:style-name="T1">getfield</text:span> and <text:span text:style-name="T1">putfield</text:span> calls with calls to the generated accessor and mutator methods.<text:span text:style-name="Assertion">]</text:span></text:p>
      <text:p text:style-name="P9"><draw:frame draw:style-name="fr1" draw:name="5" text:anchor-type="as-char" svg:width="2.7917in" svg:height="0.1346in" draw:z-index="2"><draw:image xlink:href="Pictures/2000000700000FB5000000C94FDA4EAC.wmf" xlink:type="simple" xlink:show="embed" xlink:actuate="onLoad"/></draw:frame></text:p>
      <text:h text:style-name="P20" text:outline-level="2"><text:alphabetical-index-mark-start text:id="IMark559238540" text:main-entry="true"/>Inheritance<text:alphabetical-index-mark-end text:id="IMark559238540"/></text:h>
      <text:p text:style-name="P2">Enhancement allows a class to manage the persistent state only of declared fields. It is a future objective to allow a class to manage fields of a non-persistence capable superclass.</text:p>
      <text:p text:style-name="P2">Fields that hide inherited fields (because they have the same name) are fully supported. The <text:alphabetical-index-mark-start text:id="IMark559238540" text:main-entry="true"/>enhancer<text:alphabetical-index-mark-end text:id="IMark559238540"/> delegates accesses of inherited hidden fields to the appropriate class by referencing the appropriate method implemented in the declaring class.</text:p>
      <text:p text:style-name="P2"><text:span text:style-name="Assertion">A20.4-1 [</text:span>All persistence capable classes in the <text:alphabetical-index-mark-start text:id="IMark559238540" text:main-entry="true"/>inheritance<text:alphabetical-index-mark-end text:id="IMark559238540"/> hierarchy must use the same kind of JDO identity.<text:span text:style-name="Assertion">]</text:span></text:p>
      <text:p text:style-name="P9"><draw:frame draw:style-name="fr1" draw:name="6" text:anchor-type="as-char" svg:width="2.7917in" svg:height="0.1346in" draw:z-index="3"><draw:image xlink:href="Pictures/2000000700000FB5000000C94FDA4EAC.wmf" xlink:type="simple" xlink:show="embed" xlink:actuate="onLoad"/></draw:frame></text:p>
      <text:h text:style-name="P20" text:outline-level="2"><text:alphabetical-index-mark-start text:id="IMark559238540" text:main-entry="true"/>Field Numbering<text:alphabetical-index-mark-end text:id="IMark559238540"/></text:h>
      <text:p text:style-name="P2">Enhancement assigns field numbers to all managed (transactional or persistent) fields. <text:alphabetical-index-mark-start text:id="IMark559238540" text:main-entry="true"/>Generated methods<text:alphabetical-index-mark-end text:id="IMark559238540"/> and fields that refer to fields (<text:span text:style-name="T1">jdoFieldNames</text:span>, <text:span text:style-name="T1">jdoFieldTypes</text:span>, <text:span text:style-name="T1">jdoFieldFlags</text:span>, <text:span text:style-name="T1">jdoGetManagedFieldCount</text:span>, <text:span text:style-name="T1">jdoCopyFields</text:span>, <text:span text:style-name="T1">jdoMakeDirty</text:span>, <text:span text:style-name="T1">jdoProvideField</text:span>, <text:span text:style-name="T1">jdoProvideFields</text:span>, <text:span text:style-name="T1">jdoReplaceField</text:span>, and <text:span text:style-name="T1">jdoReplaceFields</text:span>) are generated to include both transactional and persistent fields.</text:p>
      <text:p text:style-name="P2"><text:soft-page-break/>Relative field numbers are calculated at enhancement time. For each persistence capable class the <text:alphabetical-index-mark-start text:id="IMark559238540" text:main-entry="true"/>enhancer<text:alphabetical-index-mark-end text:id="IMark559238540"/> determines the declared managed fields. To calculate the relative field number, the declared fields array is sorted by field name. Each managed field is assigned a relative field number, starting with zero. </text:p>
      <text:p text:style-name="P2">Absolute field numbers are calculated at runtime, based on the number of inherited managed fields, and the relative field number. The absolute field number used in method calls is the relative field number plus the number of inherited managed fields.</text:p>
      <text:p text:style-name="P2">The absolute field number is used in method calls between the <text:span text:style-name="T1">StateManager</text:span> and <text:span text:style-name="T1">PersistenceCapable</text:span>; and in the reference implementation, between the <text:span text:style-name="T1">StateManager</text:span> and <text:span text:style-name="T1">StoreManager</text:span>. </text:p>
      <text:p text:style-name="P9"><draw:frame draw:style-name="fr1" draw:name="7" text:anchor-type="as-char" svg:width="2.7917in" svg:height="0.1346in" draw:z-index="4"><draw:image xlink:href="Pictures/2000000700000FB5000000C94FDA4EAC.wmf" xlink:type="simple" xlink:show="embed" xlink:actuate="onLoad"/></draw:frame></text:p>
      <text:h text:style-name="P20" text:outline-level="2"><text:alphabetical-index-mark-start text:id="IMark559238540" text:main-entry="true"/>Serialization<text:alphabetical-index-mark-end text:id="IMark559238540"/></text:h>
      <text:p text:style-name="P2"><text:alphabetical-index-mark-start text:id="IMark559238540" text:main-entry="true"/>Serialization<text:alphabetical-index-mark-end text:id="IMark559238540"/> of a transient instance results in writing an object graph of objects connected via non-transient fields. The explicit intent of JDO enhancement of serializable classes is to permit <text:alphabetical-index-mark-start text:id="IMark559238588" text:main-entry="true"/>serialization<text:alphabetical-index-mark-end text:id="IMark559238588"/> of transient instances or persistent instances to a format that can be deserialized by either an enhanced or non-enhanced class.</text:p>
      <text:p text:style-name="P2">Classes marked as Detachable are not <text:alphabetical-index-mark-start text:id="IMark559238588" text:main-entry="true"/>serialization<text:alphabetical-index-mark-end text:id="IMark559238588"/>-compatible with un-enhanced classes. This is intentional, and requires that the enhanced version of the class be used wherever the instance might be instantiated. If a Detachable class were used in an environment where the un-enhanced class was not used, then access to unloaded fields would not be restricted, and field modifications could not be tracked.</text:p>
      <text:p text:style-name="P2"><text:span text:style-name="Assertion">A20.6-1 [</text:span>When the <text:span text:style-name="T1">writeObject</text:span> method is called on a class to serialize it,] all fields not declared as transient must be loaded into the instance. This function is performed by the <text:alphabetical-index-mark-start text:id="IMark559238588" text:main-entry="true"/>enhancer<text:alphabetical-index-mark-end text:id="IMark559238588"/>-generated method <text:span text:style-name="T1">jdoPreSerialize</text:span>. [This method simply delegates to the <text:span text:style-name="T1">StateManager</text:span> to ensure that all persistent non-transient fields are loaded into the instance.] [Fields not declared as transient and not declared as persistent must have been loaded by the <text:span text:style-name="T1">PersistenceCapable</text:span> class an application-specific way.<text:span text:style-name="Assertion">]</text:span> </text:p>
      <text:p text:style-name="P2">For Detachable classes, the jdoPreSerialize method must also initialize the jdoDetachedState instance so that the detached state is serialized along with the instance.</text:p>
      <text:p text:style-name="P2">The <text:span text:style-name="T1">jdoPreSerialize</text:span> method need be called only once for a persistent instance. Therefore, the <text:span text:style-name="T1">writeObject</text:span> method in the least-derived pc class that implements <text:span text:style-name="T1">Serializable</text:span> in the <text:alphabetical-index-mark-start text:id="IMark559238636" text:main-entry="true"/>inheritance<text:alphabetical-index-mark-end text:id="IMark559238636"/> hierarchy needs to be modified or generated to call it. </text:p>
      <text:p text:style-name="P2"><text:span text:style-name="Assertion">A20.6-2 [</text:span>If a standard <text:alphabetical-index-mark-start text:id="IMark559238636" text:main-entry="true"/>serialization<text:alphabetical-index-mark-end text:id="IMark559238636"/> is done to an enhanced class instance, the fields added by the <text:alphabetical-index-mark-start text:id="IMark559238540" text:main-entry="true"/>enhancer<text:alphabetical-index-mark-end text:id="IMark559238540"/> will not be serialized because they are declared to be transient.<text:span text:style-name="Assertion">]</text:span> </text:p>
      <text:p text:style-name="P2">To allow a non-enhanced class to deserialize the stream, the <text:span text:style-name="T1">serialVersionUID</text:span> for the enhanced and non-enhanced classes must be identical. <text:span text:style-name="Assertion">A20.6-3 [</text:span>If the <text:span text:style-name="T1">serialVersionUID</text:span> field does not already exist in the non-enhanced class, the <text:alphabetical-index-mark-start text:id="IMark559238540" text:main-entry="true"/>enhancer<text:alphabetical-index-mark-end text:id="IMark559238540"/> will calculate it (excluding any <text:alphabetical-index-mark-start text:id="IMark559238636" text:main-entry="true"/>enhancer<text:alphabetical-index-mark-end text:id="IMark559238636"/>-<text:alphabetical-index-mark-start text:id="IMark559238588" text:main-entry="true"/>generated fields<text:alphabetical-index-mark-end text:id="IMark559238588"/> or methods) and add it to the enhanced class.<text:span text:style-name="Assertion">]</text:span></text:p>
      <text:p text:style-name="P2">If a <text:span text:style-name="T1">PersistenceCapable</text:span> class is assignable to <text:span text:style-name="T1">java.io.Serializable</text:span> but its persistence-capable superclass is not, then the <text:alphabetical-index-mark-start text:id="IMark559238588" text:main-entry="true"/>enhancer<text:alphabetical-index-mark-end text:id="IMark559238588"/> will modify the class in the following way: </text:p>
      <text:p text:style-name="P14"><text:soft-page-break/>•<text:span text:style-name="T5"><text:tab/></text:span><text:span text:style-name="Assertion">A20.6-4 [</text:span>if the class does not contain implementations of <text:span text:style-name="T1">writeObject</text:span>, or <text:span text:style-name="T1">writeReplace</text:span>, then the <text:alphabetical-index-mark-start text:id="IMark559238588" text:main-entry="true"/>enhancer<text:alphabetical-index-mark-end text:id="IMark559238588"/> will generate <text:span text:style-name="T1">writeObject</text:span>. Fields that are required to be present during <text:alphabetical-index-mark-start text:id="IMark559238636" text:main-entry="true"/>serialization<text:alphabetical-index-mark-end text:id="IMark559238636"/> operations will be explicitly instantiated by the generated method <text:span text:style-name="T1">jdoPreSerialize</text:span>, which will be called by the <text:alphabetical-index-mark-start text:id="IMark559238540" text:main-entry="true"/>enhancer<text:alphabetical-index-mark-end text:id="IMark559238540"/>-generated <text:span text:style-name="T1">writeObject</text:span>.<text:span text:style-name="Assertion">]</text:span></text:p>
      <text:p text:style-name="P14">•<text:span text:style-name="T5"><text:tab/></text:span><text:span text:style-name="Assertion">A20.6-6 [</text:span>if the class contains an implementation of <text:span text:style-name="T1">writeObject</text:span> or <text:span text:style-name="T1">writeReplace</text:span>, it will be changed to call <text:span text:style-name="T1">jdoPreSerialize</text:span> prior to any user-written code in the method.<text:span text:style-name="Assertion">]</text:span></text:p>
      <text:p text:style-name="P2"><text:span text:style-name="Assertion">A20.6-5 [</text:span>If a <text:span text:style-name="T1">PersistenceCapable</text:span> class is assignable to <text:span text:style-name="T1">java.io.Serializable</text:span>, then the non-transient fields might be instantiated prior to <text:alphabetical-index-mark-start text:id="IMark559238540" text:main-entry="true"/>serialization<text:alphabetical-index-mark-end text:id="IMark559238540"/>.<text:span text:style-name="Assertion">]</text:span> However, the closure of instances reachable from this instance might include a large part of instances in the datastore. </text:p>
      <text:p text:style-name="P2">For non-Detachable classes, the results of restoring a serialized persistent instance graph is a graph of interconnected transient instances. The method <text:span text:style-name="T1">readObject</text:span> is not enhanced, as it deals only with transient instances.</text:p>
      <text:p text:style-name="P2">For Detachable classes, the results of restoring a serialized persistent instance graph is a graph of interconnected detached instances that might be attached via the <text:span text:style-name="T7">makePersistent</text:span> methods.</text:p>
      <text:p text:style-name="P9"><draw:frame draw:style-name="fr1" draw:name="8" text:anchor-type="as-char" svg:width="2.7917in" svg:height="0.1346in" draw:z-index="5"><draw:image xlink:href="Pictures/2000000700000FB5000000C94FDA4EAC.wmf" xlink:type="simple" xlink:show="embed" xlink:actuate="onLoad"/></draw:frame></text:p>
      <text:h text:style-name="P20" text:outline-level="2"><text:alphabetical-index-mark-start text:id="IMark559238492" text:main-entry="true"/>Cloning<text:alphabetical-index-mark-end text:id="IMark559238492"/></text:h>
      <text:p text:style-name="P2">If a standard clone is made of a persistent instance, the <text:span text:style-name="T1">jdoFlags</text:span> and <text:span text:style-name="T1">jdoStateManager</text:span> fields will also be cloned. The clone will eventually invoke the <text:span text:style-name="T1">StateManager</text:span> if the source of the cloned instance is not transient. This condition will be detected by the runtime, but disconnecting the clone is a convoluted process. To avoid this situation where possible, the <text:alphabetical-index-mark-start text:id="IMark559238492" text:main-entry="true"/>enhancer<text:alphabetical-index-mark-end text:id="IMark559238492"/> modifies the <text:alphabetical-index-mark-start text:id="IMark559238540" text:main-entry="true"/>cloning<text:alphabetical-index-mark-end text:id="IMark559238540"/> behavior by modifying certain methods that invoke <text:span text:style-name="T1">clone</text:span>, <text:span text:style-name="Assertion">A20.7-1 [</text:span>setting these two fields to indicate that the clone is a transient instance.<text:span text:style-name="Assertion">]</text:span> Otherwise, all of the fields in the clone contain the standard shallow copy of the fields of the cloned instance.</text:p>
      <text:p text:style-name="P2">The reference enhancement will modify the <text:span text:style-name="T1">clone()</text:span> method in the persistence-capable root class (the least-derived (topmost) <text:span text:style-name="T1">PersistenceCapable</text:span> class) to <text:span text:style-name="Assertion">A20.7-2 [</text:span>reset these two fields<text:span text:style-name="Assertion">]</text:span> immediately after returning from <text:span text:style-name="T1">super.clone()</text:span>. This caters for the normal case where <text:span text:style-name="T1">clone</text:span> methods in subclasses call <text:span text:style-name="T1">super.clone()</text:span> and the clone is disconnected immediately after being cloned.</text:p>
      <text:p text:style-name="P2">The clone method is also modified to copy the jdoDetachedState field of an instance of a Detachable class to the clone if the instance is detached. The effect of this is that while detached, the clone is also a detached object. While attached, the detached state will not be cloned, and the clone will therefore be transient.</text:p>
      <text:p text:style-name="P2">This technique does not address these cases: </text:p>
      <text:p text:style-name="P14">•<text:tab/>A non-persistence-capable superclass <text:span text:style-name="T1">clone</text:span> method calls a runtime method (for example, <text:span text:style-name="T1">makePersistent</text:span>) on the newly created clone. In this case, the <text:span text:style-name="T1">makePersistent</text:span> will succeed, but the <text:span text:style-name="T1">clone</text:span> method in the persistence-capable subclass will disconnect the clone, thereby undoing the <text:span text:style-name="T1">makePersistent</text:span>. Thus, calling any life cycle change methods with the clone as an argument is not permitted in <text:span text:style-name="T1">clone</text:span> methods.</text:p>
      <text:p text:style-name="P14"><text:soft-page-break/>•<text:tab/>Where there is no clone method declared in the persistence-capable root class, the clone will not be disconnected, and the runtime will disconnect the clone the first time the <text:span text:style-name="T1">StateManager</text:span> is called by the clone. </text:p>
      <text:p text:style-name="P9"><draw:frame draw:style-name="fr1" draw:name="9" text:anchor-type="as-char" svg:width="2.7917in" svg:height="0.1346in" draw:z-index="6"><draw:image xlink:href="Pictures/2000000700000FB5000000C94FDA4EAC.wmf" xlink:type="simple" xlink:show="embed" xlink:actuate="onLoad"/></draw:frame></text:p>
      <text:h text:style-name="P20" text:outline-level="2"><text:alphabetical-index-mark-start text:id="IMark559238492" text:main-entry="true"/>Introspection<text:alphabetical-index-mark-end text:id="IMark559238492"/> (Java core reflection)</text:h>
      <text:p text:style-name="P2">No changes are made to the behavior of <text:alphabetical-index-mark-start text:id="IMark559238492" text:main-entry="true"/>introspection<text:alphabetical-index-mark-end text:id="IMark559238492"/>. The current state of all fields is exposed to the reflection APIs. </text:p>
      <text:p text:style-name="P2">This is not at all what some users might expect. It is a future objective to more gracefully support <text:alphabetical-index-mark-start text:id="IMark559238492" text:main-entry="true"/>introspection<text:alphabetical-index-mark-end text:id="IMark559238492"/> of fields in persistent instances of persistence capable classes.</text:p>
      <text:p text:style-name="P9"><draw:frame draw:style-name="fr1" draw:name="10" text:anchor-type="as-char" svg:width="2.7917in" svg:height="0.1346in" draw:z-index="7"><draw:image xlink:href="Pictures/2000000700000FB5000000C94FDA4EAC.wmf" xlink:type="simple" xlink:show="embed" xlink:actuate="onLoad"/></draw:frame></text:p>
      <text:h text:style-name="P20" text:outline-level="2"><text:alphabetical-index-mark-start text:id="IMark559238492"/>Field Modifiers<text:alphabetical-index-mark-end text:id="IMark559238492"/></text:h>
      <text:p text:style-name="P2">Fields in persistence-capable classes are treated by the <text:alphabetical-index-mark-start text:id="IMark559238492" text:main-entry="true"/>enhancer<text:alphabetical-index-mark-end text:id="IMark559238492"/> in one of several ways, based on their modifiers as declared in the Java language and their enhanced modifiers as declared by the persistence-capable MetaData.</text:p>
      <text:p text:style-name="P2">These modifiers are orthogonal to the modifiers defined by the Java language. They have default values based on modifiers defined in the class for the fields. They may be specified in the XML metadata used at enhancement time.</text:p>
      <text:h text:style-name="P24" text:outline-level="3"><text:alphabetical-index-mark-start text:id="IMark559238492"/>Non-persistent<text:alphabetical-index-mark-end text:id="IMark559238492"/></text:h>
      <text:p text:style-name="P2">Non-persistent fields are ignored by the <text:alphabetical-index-mark-start text:id="IMark559238492" text:main-entry="true"/>enhancer<text:alphabetical-index-mark-end text:id="IMark559238492"/>. They are assumed to lie outside the domain of persistence. They might be changed at will by any method based only on the private/protected/public modifiers. <text:span text:style-name="Assertion">A20.9.1-1 [</text:span>There is no enhancement of accesses to non-persistent fields.<text:span text:style-name="Assertion">]</text:span></text:p>
      <text:p text:style-name="P2"><text:span text:style-name="Assertion">A20.9.1-2 [</text:span>The default modifier is non-persistent for fields identified as transient in the class declaration.<text:span text:style-name="Assertion">]</text:span></text:p>
      <text:h text:style-name="P24" text:outline-level="3"><text:alphabetical-index-mark-start text:id="IMark559238492"/>Transactional non-persistent<text:alphabetical-index-mark-end text:id="IMark559238492"/></text:h>
      <text:p text:style-name="P2">Transactional non-persistent fields are non-persistent fields whose values are saved and restored during rollback. Their values are not stored in the datastore. <text:span text:style-name="Assertion">A20.9.2-1 [</text:span>There is no enhancement of read accesses to transactional non-persistent fields. Write accesses are always mediated (the <text:span text:style-name="T1">StateManager</text:span> is called on write).<text:span text:style-name="Assertion">]</text:span></text:p>
      <text:h text:style-name="P24" text:outline-level="3"><text:alphabetical-index-mark-start text:id="IMark559238540"/>Persistent<text:alphabetical-index-mark-end text:id="IMark559238540"/></text:h>
      <text:p text:style-name="P2">Persistent fields are fields whose values are synchronized with values in the datastore. The synchronization is performed transparent to the methods in the persistence-capable class. </text:p>
      <text:p text:style-name="P2">The default persistence-modifier for fields is based on their modifiers and type, as detailed in the XML metadata chapter.</text:p>
      <text:p text:style-name="P2">The modification to the class by the <text:alphabetical-index-mark-start text:id="IMark559238540" text:main-entry="true"/>enhancer<text:alphabetical-index-mark-end text:id="IMark559238540"/> depends on whether the persistent field is a member of the default fetch group.</text:p>
      <text:p text:style-name="P2">If the persistent field is a member of the default fetch group, then the enhanced code behaves as follows. The constant values <text:span text:style-name="T1">READ_OK</text:span>, <text:span text:style-name="T1">READ_WRITE_OK</text:span>, and <text:span text:style-name="T1">LOAD_REQUIRED</text:span> are defined in interface <text:alphabetical-index-mark-start text:id="IMark559238540" text:main-entry="true"/><text:span text:style-name="T1">PersistenceCapable</text:span><text:alphabetical-index-mark-end text:id="IMark559238540"/>.</text:p>
      <text:p text:style-name="P14"><text:soft-page-break/>•<text:tab/>for read access, <text:span text:style-name="T1">jdoFlags</text:span> is checked for <text:span text:style-name="T1">READ_OK</text:span> or <text:span text:style-name="T1">READ_WRITE_OK</text:span>. If it is then the value in the field is retrieved. If it is not, then the <text:span text:style-name="T1">StateManager</text:span> instance is requested to load the value of the field from the datastore, which might cause the <text:span text:style-name="T1">StateManager</text:span> to populate values of all default fetch group fields in the instance, and other values as defined by the JDO vendor policy. This behavior is not required, but optional. If the <text:span text:style-name="T1">StateManager</text:span> chooses, it may simply populate the value of the specific field requested. Upon conclusion of this process, the <text:span text:style-name="T1">jdoFlags</text:span> value might be set by the <text:span text:style-name="T1">StateManager</text:span> to <text:span text:style-name="T1">READ_OK</text:span> and the value of the field is retrieved. If not all fields in the default fetch group were populated, the <text:span text:style-name="T1">StateManager</text:span> must not set the <text:span text:style-name="T1">jdoFlags</text:span> to be <text:span text:style-name="T1">READ_OK</text:span>.</text:p>
      <text:p text:style-name="P14">•<text:tab/>for write access, <text:span text:style-name="T1">jdoFlags</text:span> is checked for <text:span text:style-name="T1">READ_WRITE_OK</text:span>. If it is <text:span text:style-name="T1">READ_WRITE_OK</text:span>, then the value is stored in the field. If it is not <text:span text:style-name="T1">READ_WRITE_OK</text:span>, then the <text:span text:style-name="T1">StateManager</text:span> instance is requested to load the state of the values from the datastore, which might cause the <text:span text:style-name="T1">StateManager</text:span> to populate values of all default fetch group fields in the instance. Upon conclusion of the load process, the <text:span text:style-name="T1">jdoFlags</text:span> value might be set by the <text:span text:style-name="T1">StateManager</text:span> to <text:span text:style-name="T1">READ_WRITE_OK</text:span> and the value of the field is stored. </text:p>
      <text:p text:style-name="P2">If the persistent field is not a member of the default fetch group, then each read and write access to the field is delegated to the <text:span text:style-name="T1">StateManager</text:span>. For read, the value of the field is obtained from the <text:span text:style-name="T1">StateManager</text:span>, stored in the field, and returned to the caller. For write, the proposed value is given to the <text:span text:style-name="T1">StateManager</text:span>, and the returned value from the <text:span text:style-name="T1">StateManager</text:span> is stored in the field.</text:p>
      <text:p text:style-name="P2">The enhanced code that fetches or modifies a field that is not in the default fetch group first checks to see if there is an associated <text:span text:style-name="T1">StateManager</text:span> instance and if not (the case for transient instances) the access is allowed without intervention.</text:p>
      <text:h text:style-name="P24" text:outline-level="3"><text:alphabetical-index-mark-start text:id="IMark559238540" text:main-entry="true"/>PrimaryKey<text:alphabetical-index-mark-end text:id="IMark559238540"/></text:h>
      <text:p text:style-name="P2">Primary key fields are not part of the default fetch group; all changes to the field can be intercepted by the <text:span text:style-name="T1">StateManager</text:span>. This allows special treatment by the implementation if any primary key fields are changed by the application.</text:p>
      <text:p text:style-name="P2"><text:span text:style-name="Assertion">A20.9.4-1 [</text:span>Primary key fields are always available in the instance, regardless of the state.<text:span text:style-name="Assertion">]</text:span> Therefore, read access to these fields is never mediated.</text:p>
      <text:h text:style-name="P24" text:outline-level="3"><text:alphabetical-index-mark-start text:id="IMark559238492" text:main-entry="true"/>Embedded<text:alphabetical-index-mark-end text:id="IMark559238492"/></text:h>
      <text:p text:style-name="P2">Fields identified as <text:alphabetical-index-mark-start text:id="IMark559238492" text:main-entry="true"/>embedded<text:alphabetical-index-mark-end text:id="IMark559238492"/> in the XML metadata are treated as containing <text:alphabetical-index-mark-start text:id="IMark559238540" text:main-entry="true"/>embedded<text:alphabetical-index-mark-end text:id="IMark559238540"/> instances. The default for Array, <text:span text:style-name="T1">Collection</text:span>, and <text:span text:style-name="T1">Map</text:span> types is <text:alphabetical-index-mark-start text:id="IMark559238588" text:main-entry="true"/>embedded<text:alphabetical-index-mark-end text:id="IMark559238588"/>. This is to allow JDO implementations to map persistence-capable field types to <text:alphabetical-index-mark-start text:id="IMark559238636" text:main-entry="true"/>embedded<text:alphabetical-index-mark-end text:id="IMark559238636"/> objects (aggregation by containment pattern).</text:p>
      <text:h text:style-name="P24" text:outline-level="3"><text:alphabetical-index-mark-start text:id="IMark559238636" text:main-entry="true"/>Null-value<text:alphabetical-index-mark-end text:id="IMark559238636"/></text:h>
      <text:p text:style-name="P2">Fields of <text:span text:style-name="T1">Object</text:span> types might be mapped to datastore elements that do not allow null values. The default behavior “none” is that no special treatment is done for null-valued fields. <text:span text:style-name="Assertion">A20.9.6-1 [</text:span>In this case, null-valued fields throw a <text:span text:style-name="T1">JDOUserException</text:span> when the instance is flushed to the datastore and the datastore does not support null values.<text:span text:style-name="Assertion">]</text:span> </text:p>
      <text:p text:style-name="P2"><text:soft-page-break/>However, the treatment of <text:span text:style-name="T1">null</text:span>-valued fields can be modified by specifying the behavior in the XML metadata. The <text:alphabetical-index-mark-start text:id="IMark559238636" text:main-entry="true"/><text:span text:style-name="T1">null</text:span>-value<text:alphabetical-index-mark-end text:id="IMark559238636"/> setting of “default” is used when the default value for the datastore element is to be used for <text:span text:style-name="T1">null</text:span>-valued fields.</text:p>
      <text:p text:style-name="P2"><text:span text:style-name="Assertion">A20.9.6-2 [</text:span>If the application requires non-<text:span text:style-name="T1">null</text:span> values to be stored in this field, then the setting should be “exception”, which throws a <text:span text:style-name="T1">JDOUserException</text:span> if the value of the field is null at the time the instance is stored in the datastore.<text:span text:style-name="Assertion">]</text:span></text:p>
      <text:p text:style-name="P2">For example, if a field of type <text:span text:style-name="T1">Integer</text:span> is mapped to a datastore int value, committing an instance with a field value of null where the <text:alphabetical-index-mark-start text:id="IMark559238588" text:main-entry="true"/><text:span text:style-name="T1">null</text:span>-value<text:alphabetical-index-mark-end text:id="IMark559238588"/> setting is “default” will result in a zero written to the datastore element. Similarly, a null-valued <text:span text:style-name="T1">String</text:span> field would be written to the datastore as an empty (zero length) <text:span text:style-name="T1">String</text:span> where the <text:alphabetical-index-mark-start text:id="IMark559238636" text:main-entry="true"/><text:span text:style-name="T7">null</text:span>-value<text:alphabetical-index-mark-end text:id="IMark559238636"/> setting is “default”.</text:p>
      <text:p text:style-name="P9"><draw:frame draw:style-name="fr1" draw:name="11" text:anchor-type="as-char" svg:width="2.7917in" svg:height="0.1346in" draw:z-index="31"><draw:image xlink:href="Pictures/2000000700000FB5000000C94FDA4EAC.wmf" xlink:type="simple" xlink:show="embed" xlink:actuate="onLoad"/></draw:frame></text:p>
      <text:h text:style-name="P26" text:outline-level="3"><text:alphabetical-index-mark-start text:id="IMark559238636" text:main-entry="true"/>Static<text:alphabetical-index-mark-end text:id="IMark559238636"/></text:h>
      <text:p text:style-name="P2"><text:span text:style-name="Assertion">A20.10.1-1 [</text:span><text:alphabetical-index-mark-start text:id="IMark559238636" text:main-entry="true"/>Static<text:alphabetical-index-mark-end text:id="IMark559238636"/> fields are ignored by the <text:alphabetical-index-mark-start text:id="IMark559238588" text:main-entry="true"/>enhancer<text:alphabetical-index-mark-end text:id="IMark559238588"/>. They are not initialized by JDO; accesses to values are not mediated. <text:span text:style-name="Assertion">This assertion is duplicated in chapter 18.]</text:span></text:p>
      <text:h text:style-name="P24" text:outline-level="3"><text:alphabetical-index-mark-start text:id="IMark559238588" text:main-entry="true"/>Final<text:alphabetical-index-mark-end text:id="IMark559238588"/></text:h>
      <text:p text:style-name="P2"><text:span text:style-name="Assertion">A20.10.2-1 [</text:span><text:alphabetical-index-mark-start text:id="IMark559238588" text:main-entry="true"/>Final<text:alphabetical-index-mark-end text:id="IMark559238588"/> fields are treated as non-persistent and non-transactional by the <text:alphabetical-index-mark-start text:id="IMark559238636" text:main-entry="true"/>enhancer<text:alphabetical-index-mark-end text:id="IMark559238636"/>.<text:span text:style-name="Assertion">]</text:span> <text:alphabetical-index-mark-start text:id="IMark559238540" text:main-entry="true"/>Final<text:alphabetical-index-mark-end text:id="IMark559238540"/> fields are initialized only by the constructor, and their values cannot be changed after construction of the instance. <text:span text:style-name="Assertion">[</text:span>Therefore, their values cannot be loaded or stored by JDO; accesses are not mediated. <text:span text:style-name="Assertion">This assertion is duplicated in chapter 18.]</text:span> </text:p>
      <text:p text:style-name="P2">This treatment might not be what users expect; therefore, <text:alphabetical-index-mark-start text:id="IMark559238540" text:main-entry="true"/>final<text:alphabetical-index-mark-end text:id="IMark559238540"/> fields are not supported as persistent or transactional instance fields, <text:alphabetical-index-mark-start text:id="IMark559238636" text:main-entry="true"/>final<text:alphabetical-index-mark-end text:id="IMark559238636"/> <text:alphabetical-index-mark-start text:id="IMark559238588" text:main-entry="true"/>static<text:alphabetical-index-mark-end text:id="IMark559238588"/> fields are supported by ignoring them.</text:p>
      <text:h text:style-name="P24" text:outline-level="3"><text:alphabetical-index-mark-start text:id="IMark559238588" text:main-entry="true"/>Private<text:alphabetical-index-mark-end text:id="IMark559238588"/></text:h>
      <text:p text:style-name="P2"><text:alphabetical-index-mark-start text:id="IMark559238588" text:main-entry="true"/>Private<text:alphabetical-index-mark-end text:id="IMark559238588"/> fields are accessed only by methods in the class itself. <text:span text:style-name="Assertion">A20.10.3-1 [</text:span>JDO handles <text:alphabetical-index-mark-start text:id="IMark559238636" text:main-entry="true"/>private<text:alphabetical-index-mark-end text:id="IMark559238636"/> fields according to the semantic that <text:span text:style-name="Assertion">A.</text:span> values are stored in <text:alphabetical-index-mark-start text:id="IMark559238540" text:main-entry="true"/>private<text:alphabetical-index-mark-end text:id="IMark559238540"/> fields by the enhancement-generated <text:span text:style-name="T1">jdoSetXXX</text:span> methods or <text:span text:style-name="T1">jdoReplaceField</text:span>, which become part of the class definition. <text:span text:style-name="Assertion">B.</text:span> The enhancement-generated <text:span text:style-name="T1">jdoGetXXX</text:span> or <text:span text:style-name="T1">jdoProvideField</text:span> methods, which become part of the class definition, load values from <text:alphabetical-index-mark-start text:id="IMark559238492" text:main-entry="true"/>private<text:alphabetical-index-mark-end text:id="IMark559238492"/> fields.<text:span text:style-name="Assertion">]</text:span></text:p>
      <text:h text:style-name="P24" text:outline-level="3"><text:alphabetical-index-mark-start text:id="IMark559238492" text:main-entry="true"/>Public<text:alphabetical-index-mark-end text:id="IMark559238492"/>, <text:alphabetical-index-mark-start text:id="IMark559238540" text:main-entry="true"/>Protected<text:alphabetical-index-mark-end text:id="IMark559238540"/></text:h>
      <text:p text:style-name="P2">Public fields are not recommended to be persistent in persistence capable classes. Classes that make reference to persistent public fields (persistence aware) must be enhanced themselves prior to execution. Protected fields and fields without an explicit access modifier (commonly referred to as package access) may be persistent. </text:p>
      <text:p text:style-name="P2">Users must enhance all classes, regardless of package, that reference any persistent or transactional field.</text:p>
      <text:p text:style-name="P2"/>
      <text:p text:style-name="P9"><text:soft-page-break/><draw:frame draw:style-name="fr1" draw:name="12" text:anchor-type="as-char" svg:width="2.7917in" svg:height="0.1346in" draw:z-index="32"><draw:image xlink:href="Pictures/2000000700000FB5000000C94FDA4EAC.wmf" xlink:type="simple" xlink:show="embed" xlink:actuate="onLoad"/></draw:frame></text:p>
      <text:h text:style-name="P20" text:outline-level="2"><text:alphabetical-index-mark-start text:id="IMark559238540" text:main-entry="true"/>Fetch Groups<text:alphabetical-index-mark-end text:id="IMark559238540"/></text:h>
      <text:p text:style-name="P2"><text:alphabetical-index-mark-start text:id="IMark559238540" text:main-entry="true"/>Fetch groups<text:alphabetical-index-mark-end text:id="IMark559238540"/> represent a grouping of fields that are retrieved from the datastore together. Typically, a datastore associates a number of data values together and efficiently retrieves these values. Other values require extra method calls to retrieve.</text:p>
      <text:p text:style-name="P2">For example, in a relational database, the Employee table defines columns for Employee id, Name, and Position. These columns are efficiently retrieved with one data transfer request. The corresponding fields in the Employee class might be part of the default fetch group.</text:p>
      <text:p text:style-name="P2">Continuing this example, there is a column for Department dept, defined as a foreign key from the Employee table to the Department table, which corresponds to a field in the Employee class named dept of type Department. The runtime behavior of this field depends on the mapping to the Department table. The reference might be to a derived class and it might be expensive to determine the class of the Department instance. Therefore, the dept field will not be defined as part of the default fetch group, even though the foreign key that implements the relationship might be fetched when the Employee is fetched. Rather, the value for the dept field will be retrieved from the <text:span text:style-name="T1">StateManager</text:span> every time it is requested. Similarly, the <text:span text:style-name="T1">StateManager</text:span> will be called for each modification of the value of dept.</text:p>
      <text:p text:style-name="P2">The <text:span text:style-name="T1">jdoFlags</text:span> field is the indicator of the state of the default fetch group.</text:p>
      <text:p text:style-name="P9"><draw:frame draw:style-name="fr1" draw:name="13" text:anchor-type="as-char" svg:width="2.7917in" svg:height="0.1346in" draw:z-index="33"><draw:image xlink:href="Pictures/2000000700000FB5000000C94FDA4EAC.wmf" xlink:type="simple" xlink:show="embed" xlink:actuate="onLoad"/></draw:frame></text:p>
      <text:h text:style-name="P20" text:outline-level="2">jdoFlags Definition</text:h>
      <text:p text:style-name="P2">The value of the <text:span text:style-name="T1">jdoFlags</text:span> field is entirely determined by the <text:span text:style-name="T1">StateManager</text:span>. The <text:span text:style-name="T1">StateManager</text:span> calls the <text:span text:style-name="T1">jdoReplaceFlags</text:span> method to inform the persistence capable class to retrieve a new value for the <text:span text:style-name="T1">jdoFlags</text:span> field. The values permitted are constants defined in the interface <text:alphabetical-index-mark-start text:id="IMark559238492" text:main-entry="true"/><text:span text:style-name="T1">PersistenceCapable</text:span><text:alphabetical-index-mark-end text:id="IMark559238492"/>: <text:span text:style-name="T1">READ_OK</text:span>, <text:span text:style-name="T1">READ_WRITE_OK</text:span>, and <text:span text:style-name="T1">LOAD_REQUIRED</text:span>. </text:p>
      <text:p text:style-name="P2">During the transition from transient to a managed life cycle state, the <text:span text:style-name="T1">jdoFlags</text:span> field is set to <text:span text:style-name="T1">LOAD_REQUIRED</text:span> by the persistence capable instance, to indicate that the instance is not ready. During the transition from a managed state to transient, the <text:span text:style-name="T1">jdoFlags</text:span> field is set to <text:span text:style-name="T1">READ_WRITE_OK</text:span> by the persistence capable instance, to indicate that the instance is available for read and write of any field.</text:p>
      <text:p text:style-name="P2">The <text:span text:style-name="T1">jdoFlags</text:span> field is a byte with these possible values and associated meanings:</text:p>
      <text:p text:style-name="P14">•<text:tab/>0 - <text:span text:style-name="T1">READ_WRITE_OK</text:span>: the values in the default fetch group can be read or written without intermediation of the associated <text:span text:style-name="T1">StateManager</text:span> instance.</text:p>
      <text:p text:style-name="P14">•<text:tab/>-1 - <text:span text:style-name="T1">READ_OK</text:span>: the values in the default fetch group can be read but not written without intermediation of the associated <text:span text:style-name="T1">StateManager</text:span> instance.</text:p>
      <text:p text:style-name="P14">•<text:tab/>1 - <text:span text:style-name="T1">LOAD_REQUIRED</text:span>: the values in the default fetch group cannot be accessed, either for read or write, without intermediation of the associated <text:span text:style-name="T1">StateManager</text:span> instance.</text:p>
      <text:p text:style-name="P2">Regardless of the jdoFlags setting, detached instances will disallow access to non-key fields that are not marked as loaded in the detached state.</text:p>
      <text:p text:style-name="P9"><text:soft-page-break/><draw:frame draw:style-name="fr1" draw:name="14" text:anchor-type="as-char" svg:width="2.7917in" svg:height="0.1346in" draw:z-index="34"><draw:image xlink:href="Pictures/2000000700000FB5000000C94FDA4EAC.wmf" xlink:type="simple" xlink:show="embed" xlink:actuate="onLoad"/></draw:frame></text:p>
      <text:h text:style-name="P20" text:outline-level="2">Exceptions</text:h>
      <text:p text:style-name="P2"><text:alphabetical-index-mark-start text:id="IMark559238492" text:main-entry="true"/>Generated methods<text:alphabetical-index-mark-end text:id="IMark559238492"/> validate the state of the persistence-capable class and the arguments to the method. </text:p>
      <text:p text:style-name="P2">If an argument is illegal, then <text:span text:style-name="T1">IllegalArgumentException</text:span> is thrown. For example, an illegal field number argument is less than zero or greater than the number of managed fields.</text:p>
      <text:p text:style-name="P2">Some methods require a non-null state manager. In these cases, if the <text:span text:style-name="T1">jdoStateManager</text:span> is <text:span text:style-name="T1">null</text:span>, then <text:span text:style-name="T1">JDOFatalInternalException</text:span> is thrown.</text:p>
      <text:p text:style-name="P9"><draw:frame draw:style-name="fr1" draw:name="15" text:anchor-type="as-char" svg:width="2.7917in" svg:height="0.1346in" draw:z-index="35"><draw:image xlink:href="Pictures/2000000700000FB5000000C94FDA4EAC.wmf" xlink:type="simple" xlink:show="embed" xlink:actuate="onLoad"/></draw:frame></text:p>
      <text:h text:style-name="P20" text:outline-level="2"><text:alphabetical-index-mark-start text:id="IMark559238492" text:main-entry="true"/>Modified field access<text:alphabetical-index-mark-end text:id="IMark559238492"/></text:h>
      <text:p text:style-name="P2"><text:span text:style-name="Assertion">A20.13-1 [</text:span>The <text:alphabetical-index-mark-start text:id="IMark559238492" text:main-entry="true"/>enhancer<text:alphabetical-index-mark-end text:id="IMark559238492"/> modifies field accesses to guarantee that the values of fields are retrieved from the datastore prior to application usage.</text:p>
      <text:p text:style-name="P2"><text:span text:style-name="Assertion">A.</text:span>For any field access that reads the value of a field, the getfield byte code is replaced with a call to a generated local method, <text:span text:style-name="T1">jdoGetXXX</text:span><text:span text:style-name="Assertion">]</text:span>, which determines based on the kind of field (default fetch group or not) and the state of the <text:span text:style-name="T1">jdoFlags</text:span> whether to call the <text:span text:style-name="T1">StateManager</text:span> with the field number needed.</text:p>
      <text:p text:style-name="P2"><text:span text:style-name="Assertion">B.[</text:span>For any field access that stores the new value of a field, the putfield byte code is replaced with a call to a generated local method, <text:span text:style-name="T1">jdoSetXXX</text:span><text:span text:style-name="Assertion">]</text:span>, which determines based on the kind of field (default fetch group or not) and the state of the <text:span text:style-name="T1">jdoFlags</text:span> whether to call the <text:span text:style-name="T1">StateManager</text:span> with the field number needed. A JDO implementation might perform field validation during this operation and might throw a <text:span text:style-name="T1">JDOUserException</text:span> if the value of the field does not meet the criterion.</text:p>
      <text:p text:style-name="P2">The following table specifies the values of the <text:span text:style-name="T1">jdoFieldFlags</text:span> for each type of mediated field.</text:p>
      <text:p text:style-name="P6"> </text:p>
      <text:p text:style-name="P17">Table 10: Field access mediation</text:p>
      <text:p text:style-name="P7"> </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9">field type</text:p>
            </table:table-cell>
            <table:table-cell table:style-name="Table1.B1" office:value-type="string">
              <text:p text:style-name="P12">read access</text:p>
            </table:table-cell>
            <table:table-cell table:style-name="Table1.B1" office:value-type="string">
              <text:p text:style-name="P12">write access</text:p>
            </table:table-cell>
            <table:table-cell table:style-name="Table1.B1" office:value-type="string">
              <text:p text:style-name="P12">flags</text:p>
            </table:table-cell>
          </table:table-row>
        </table:table-header-rows>
        <table:table-row table:style-name="Table1.1">
          <table:table-cell table:style-name="Table1.A2" office:value-type="string">
            <text:p text:style-name="P10">transient transactional</text:p>
          </table:table-cell>
          <table:table-cell table:style-name="Table1.B2" office:value-type="string">
            <text:p text:style-name="P10">not checked</text:p>
          </table:table-cell>
          <table:table-cell table:style-name="Table1.B2" office:value-type="string">
            <text:p text:style-name="P10">checked</text:p>
          </table:table-cell>
          <table:table-cell table:style-name="Table1.B2" office:value-type="string">
            <text:p text:style-name="P11">CHECK_WRITE</text:p>
          </table:table-cell>
        </table:table-row>
        <table:table-row table:style-name="Table1.1">
          <table:table-cell table:style-name="Table1.A2" office:value-type="string">
            <text:p text:style-name="P10">primary key</text:p>
          </table:table-cell>
          <table:table-cell table:style-name="Table1.B2" office:value-type="string">
            <text:p text:style-name="P10">not checked</text:p>
          </table:table-cell>
          <table:table-cell table:style-name="Table1.B2" office:value-type="string">
            <text:p text:style-name="P10">mediated</text:p>
          </table:table-cell>
          <table:table-cell table:style-name="Table1.B2" office:value-type="string">
            <text:p text:style-name="P11">MEDIATE_WRITE</text:p>
          </table:table-cell>
        </table:table-row>
        <table:table-row table:style-name="Table1.1">
          <table:table-cell table:style-name="Table1.A2" office:value-type="string">
            <text:p text:style-name="P10">default fetch group</text:p>
          </table:table-cell>
          <table:table-cell table:style-name="Table1.B2" office:value-type="string">
            <text:p text:style-name="P10">checked</text:p>
          </table:table-cell>
          <table:table-cell table:style-name="Table1.B2" office:value-type="string">
            <text:p text:style-name="P10">checked</text:p>
          </table:table-cell>
          <table:table-cell table:style-name="Table1.B2" office:value-type="string">
            <text:p text:style-name="P11">CHECK_READ + CHECK_WRITE</text:p>
          </table:table-cell>
        </table:table-row>
        <table:table-row table:style-name="Table1.1">
          <table:table-cell table:style-name="Table1.A2" office:value-type="string">
            <text:p text:style-name="P10">non-default fetch group</text:p>
          </table:table-cell>
          <table:table-cell table:style-name="Table1.B2" office:value-type="string">
            <text:p text:style-name="P10">mediated</text:p>
          </table:table-cell>
          <table:table-cell table:style-name="Table1.B2" office:value-type="string">
            <text:p text:style-name="P10">mediated</text:p>
          </table:table-cell>
          <table:table-cell table:style-name="Table1.B2" office:value-type="string">
            <text:p text:style-name="P11">MEDIATE_READ + MEDIATE_WRITE</text:p>
          </table:table-cell>
        </table:table-row>
      </table:table>
      <text:p text:style-name="P6"> </text:p>
      <text:p text:style-name="P2">not checked: access is always granted</text:p>
      <text:p text:style-name="P2"><text:soft-page-break/>checked: the condition of <text:span text:style-name="T1">jdoFlags</text:span> is checked to see if access should be mediated</text:p>
      <text:p text:style-name="P2">mediated: access is always mediated (delegated to the <text:span text:style-name="T1">StateManager</text:span>)</text:p>
      <text:p text:style-name="P2">flags: the value in the <text:span text:style-name="T1">jdoFieldFlags</text:span> field</text:p>
      <text:p text:style-name="P2">The flags are defined in <text:span text:style-name="T1">PersistenceCapable</text:span> and may be combined only as in the above table (<text:span text:style-name="T1">SERIALIZABLE</text:span> may be combined with any other flags):</text:p>
      <text:p text:style-name="P16">1 - CHECK_READ</text:p>
      <text:p text:style-name="P16">2 - MEDIATE_READ</text:p>
      <text:p text:style-name="P16">4 - CHECK_WRITE</text:p>
      <text:p text:style-name="P16">8 - MEDIATE_WRITE</text:p>
      <text:p text:style-name="P16">16 - SERIALIZABLE</text:p>
      <text:p text:style-name="P9"><draw:frame draw:style-name="fr1" draw:name="16" text:anchor-type="as-char" svg:width="2.7917in" svg:height="0.1346in" draw:z-index="36"><draw:image xlink:href="Pictures/2000000700000FB5000000C94FDA4EAC.wmf" xlink:type="simple" xlink:show="embed" xlink:actuate="onLoad"/></draw:frame></text:p>
      <text:h text:style-name="P20" text:outline-level="2"><text:alphabetical-index-mark-start text:id="IMark559235324" text:main-entry="true"/>Generated fields<text:alphabetical-index-mark-end text:id="IMark559235324"/> in least-derived <text:alphabetical-index-mark-start text:id="IMark559237292" text:main-entry="true"/><text:span text:style-name="T2">PersistenceCapable</text:span><text:alphabetical-index-mark-end text:id="IMark559237292"/> class</text:h>
      <text:p text:style-name="P2"><text:span text:style-name="Assertion">A20.14-1, A20.14-2 [</text:span>These fields are generated only in the least-derived (topmost) class in the <text:alphabetical-index-mark-start text:id="IMark559237292" text:main-entry="true"/>inheritance<text:alphabetical-index-mark-end text:id="IMark559237292"/> hierarchy of persistence-capable classes.</text:p>
      <text:p text:style-name="P16">protected transient javax.jdo.spi.StateManager jdoStateManager;<text:span text:style-name="Assertion">]</text:span></text:p>
      <text:p text:style-name="P2">This field contains the managing StateManager instance, if this instance is being managed.</text:p>
      <text:p text:style-name="P16"><text:span text:style-name="Assertion"><text:span text:style-name="T4">A20.14-2 [</text:span></text:span>protected transient byte jdoFlags;<text:span text:style-name="Assertion"><text:span text:style-name="T4">]</text:span></text:span></text:p>
      <text:p text:style-name="P2">This field contains the detached state, if this instance is detached.</text:p>
      <text:p text:style-name="P16"><text:span text:style-name="Assertion"><text:span text:style-name="T4">A20.14-3[</text:span></text:span>protected Object[] jdoDetachedState;<text:span text:style-name="Assertion"><text:span text:style-name="T4">]</text:span></text:span></text:p>
      <text:p text:style-name="P9"><draw:frame draw:style-name="fr1" draw:name="17" text:anchor-type="as-char" svg:width="2.7917in" svg:height="0.1346in" draw:z-index="8"><draw:image xlink:href="Pictures/2000000700000FB5000000C94FDA4EAC.wmf" xlink:type="simple" xlink:show="embed" xlink:actuate="onLoad"/></draw:frame></text:p>
      <text:h text:style-name="P20" text:outline-level="2"><text:alphabetical-index-mark-start text:id="IMark559237292" text:main-entry="true"/>Generated fields<text:alphabetical-index-mark-end text:id="IMark559237292"/> in all <text:alphabetical-index-mark-start text:id="IMark559237916" text:main-entry="true"/><text:span text:style-name="T2">PersistenceCapable</text:span><text:alphabetical-index-mark-end text:id="IMark559237916"/> classes</text:h>
      <text:p text:style-name="P2">The following fields are generated in all persistence-capable classes.</text:p>
      <text:p text:style-name="P16"><text:span text:style-name="Assertion"><text:span text:style-name="T4">A20.14-3 [</text:span></text:span>private final static int jdoInheritedFieldCount;</text:p>
      <text:p text:style-name="P2"><text:span text:style-name="Assertion">[A.</text:span> This field is initialized at class load time to be the number of fields managed by the superclasses of this class<text:span text:style-name="Assertion">]</text:span>, or <text:span text:style-name="Assertion">B.[</text:span>to zero if there is no persistence capable superclass.<text:span text:style-name="Assertion">]</text:span> </text:p>
      <text:p text:style-name="P16"><text:span text:style-name="Assertion"><text:span text:style-name="T4">A20.14-4 [</text:span></text:span>private final static String[] jdoFieldNames;</text:p>
      <text:p text:style-name="P2">This field is initialized at class load time to an array of names of persistent and transactional fields. The position in the array is the relative field number of the field.<text:span text:style-name="Assertion">]</text:span></text:p>
      <text:p text:style-name="P16"><text:span text:style-name="Assertion"><text:span text:style-name="T4">A20.14-5 [</text:span></text:span>private final static Class[] jdoFieldTypes;</text:p>
      <text:p text:style-name="P2">This field is initialized at class load time to an array of types of persistent and transactional fields. The position in the array is the relative field number of the field.<text:span text:style-name="Assertion">]</text:span></text:p>
      <text:p text:style-name="P16"><text:span text:style-name="Assertion"><text:span text:style-name="T4">A20.14-6 [</text:span></text:span>private final static byte[] jdoFieldFlags;</text:p>
      <text:p text:style-name="P2">This field is initialized at class load time to an array of flags indicating the characteristics of each persistent and transactional field.<text:span text:style-name="Assertion">]</text:span></text:p>
      <text:p text:style-name="P16"><text:soft-page-break/><text:span text:style-name="Assertion"><text:span text:style-name="T4">A20.14-7 [</text:span></text:span>private final static Class jdoPersistenceCapableSuperclass;</text:p>
      <text:p text:style-name="P2">This field is initialized at class load time to the class instance of the <text:span text:style-name="T1">PersistenceCapable</text:span> superclass, or <text:span text:style-name="T1">null</text:span> if there is none.<text:span text:style-name="Assertion">]</text:span></text:p>
      <text:p text:style-name="P16">private final static long serialVersionUID;</text:p>
      <text:p text:style-name="P2">This field is declared only if it does not already exist, and it is initialized to the value that would obtain prior to enhancement.</text:p>
      <text:h text:style-name="P22" text:outline-level="4"><text:bookmark text:name="X-10626263"/><text:tab/><text:tab/>Generated <text:alphabetical-index-mark-start text:id="IMark559237916" text:main-entry="true"/>static initializer<text:alphabetical-index-mark-end text:id="IMark559237916"/></text:h>
      <text:p text:style-name="P2"><text:span text:style-name="Assertion">A20.14-8 [</text:span>The generated <text:alphabetical-index-mark-start text:id="IMark559237916" text:main-entry="true"/>static initializer<text:alphabetical-index-mark-end text:id="IMark559237916"/><text:span text:style-name="Assertion">]</text:span> uses the values for <text:span text:style-name="T1">jdoFieldNames</text:span>, <text:span text:style-name="T7">jdoFieldTypes</text:span>, <text:span text:style-name="T1">jdoFieldFlags</text:span>, and <text:span text:style-name="T1">jdoPersistenceCapableSuperclass</text:span>, and <text:span text:style-name="Assertion">[</text:span>calls the static <text:span text:style-name="T1">registerClass</text:span> method in <text:span text:style-name="T1">JDOImplHelper</text:span> to register itself with the runtime environment. If the class is abstract, then it does not register a helper instance. If the class is not abstract, it registers a newly constructed instance.<text:span text:style-name="Assertion">]</text:span></text:p>
      <text:p text:style-name="P2">The generated static initialization code is placed after any user-defined static initialization code.</text:p>
      <text:p text:style-name="P9"><draw:frame draw:style-name="fr1" draw:name="18" text:anchor-type="as-char" svg:width="2.7917in" svg:height="0.1346in" draw:z-index="9"><draw:image xlink:href="Pictures/2000000700000FB5000000C94FDA4EAC.wmf" xlink:type="simple" xlink:show="embed" xlink:actuate="onLoad"/></draw:frame></text:p>
      <text:h text:style-name="P20" text:outline-level="2"><text:alphabetical-index-mark-start text:id="IMark559235324" text:main-entry="true"/>Generated methods<text:alphabetical-index-mark-end text:id="IMark559235324"/> in least-derived <text:alphabetical-index-mark-start text:id="IMark559237916" text:main-entry="true"/><text:span text:style-name="T2">PersistenceCapable</text:span><text:alphabetical-index-mark-end text:id="IMark559237916"/> class</text:h>
      <text:p text:style-name="P2">These methods are declared in interface <text:alphabetical-index-mark-start text:id="IMark559237916" text:main-entry="true"/><text:span text:style-name="T1">PersistenceCapable</text:span><text:alphabetical-index-mark-end text:id="IMark559237916"/>.</text:p>
      <text:p text:style-name="P16">public final boolean jdoIsPersistent();</text:p>
      <text:p text:style-name="P16">public final boolean jdoIsTransactional();</text:p>
      <text:p text:style-name="P16">public final boolean jdoIsNew();</text:p>
      <text:p text:style-name="P16">public final boolean jdoIsDeleted();</text:p>
      <text:p text:style-name="P2"><text:span text:style-name="Assertion">A20.15-1, A20.15-2, A20.15-3, A20.15-4, A20.15-5 [</text:span>These methods check if the <text:span text:style-name="T1">jdoStateManager</text:span> field is <text:span text:style-name="T1">null</text:span>. If so, they return <text:span text:style-name="T1">false</text:span>. If not, they delegate to the corresponding method in <text:span text:style-name="T1">StateManager</text:span>.<text:span text:style-name="Assertion">]</text:span> </text:p>
      <text:p text:style-name="P16">public final boolean jdoIsDetached();</text:p>
      <text:p text:style-name="P2">This method checks if the instance is detached. If so, it returns true.</text:p>
      <text:p text:style-name="P16">public final boolean jdoIsDirty();</text:p>
      <text:p text:style-name="P2">This method checks if the instance is detached. If so, it returns the modified state of the field from the detached state. If not, it checks if the <text:span text:style-name="T1">jdoStateManager</text:span> field is <text:span text:style-name="T1">null</text:span>. If so, it returns <text:span text:style-name="T1">false</text:span>. If not, it delegates to the corresponding method in <text:span text:style-name="T1">StateManager</text:span>.</text:p>
      <text:p text:style-name="P16">public final void jdoMakeDirty (String fieldName);</text:p>
      <text:p text:style-name="P16">public final void jdoMakeDirty (int fieldNumber);</text:p>
      <text:p text:style-name="P2"><text:span text:style-name="Assertion">A20.15-6 [</text:span>This method checks if the <text:span text:style-name="T1">jdoStateManager</text:span> field is <text:span text:style-name="T1">null</text:span>. If so, it returns silently. If not, it delegates to the <text:span text:style-name="T1">makeDirty</text:span> method in <text:span text:style-name="T1">StateManager</text:span>.<text:span text:style-name="Assertion">]</text:span></text:p>
      <text:p text:style-name="P16">public final PersistenceManager jdoGetPersistenceManager();</text:p>
      <text:p text:style-name="P2"><text:span text:style-name="Assertion">A20.15-7 [</text:span>This method checks if the <text:span text:style-name="T1">jdoStateManager</text:span> field is <text:span text:style-name="T1">null</text:span>. If so, it returns <text:span text:style-name="T1">null</text:span>. If not, it delegates to the <text:span text:style-name="T1">getPersistenceManager</text:span> method in <text:span text:style-name="T1">StateManager</text:span>.<text:span text:style-name="Assertion">]</text:span></text:p>
      <text:p text:style-name="P16"><text:soft-page-break/>public final Object jdoGetObjectId();</text:p>
      <text:p text:style-name="P4">public final Object jdoGetVersion();</text:p>
      <text:p text:style-name="P16">public final Object jdoGetTransactionalObjectId();</text:p>
      <text:p text:style-name="P2"><text:span text:style-name="Assertion">A20.15-8, A20.15-9 [</text:span>These methods check if the instance is detached. If so, they return the appropriate element of the detached state. If not detached, the methods check if the <text:span text:style-name="T1">jdoStateManager</text:span> field is <text:span text:style-name="T1">null</text:span>. If so, they return <text:span text:style-name="T1">null</text:span>. If not, they delegate to the corresponding method in <text:span text:style-name="T1">StateManager</text:span>.<text:span text:style-name="Assertion">]</text:span></text:p>
      <text:p text:style-name="P16"><text:span text:style-name="Assertion"><text:span text:style-name="T4">A20.15-10 [</text:span></text:span>public synchronized final void jdoReplaceStateManager (StateManger sm);<text:span text:style-name="Assertion"><text:span text:style-name="T4">]</text:span></text:span></text:p>
      <text:p text:style-name="P2">NOTE: This method will be called by the <text:span text:style-name="T1">StateManager</text:span> on state changes when transitioning an instance from transient to a managed state, and from a managed state to transient.</text:p>
      <text:p text:style-name="P2"><text:span text:style-name="Assertion">[A.</text:span> This method is implemented as synchronized<text:span text:style-name="Assertion">]</text:span> to resolve race conditions, if more than one <text:span text:style-name="T1">StateManager</text:span> attempts to acquire ownership of the same <text:span text:style-name="T1">PersistenceCapable</text:span> instance. </text:p>
      <text:p text:style-name="P2"><text:span text:style-name="Assertion">[B.</text:span> If the current <text:span text:style-name="T1">jdoStateManager</text:span> is not <text:span text:style-name="T1">null</text:span>, this method replaces the current value for <text:span text:style-name="T1">jdoStateManager</text:span> with the result of calling <text:span text:style-name="T1">jdoStateManager.replacingStateManager(this, sm)</text:span>. If successful, the method ends. If the change was not requested by the <text:span text:style-name="T1">StateManager</text:span>, then the <text:span text:style-name="T1">StateManager</text:span> throws a <text:span text:style-name="T1">JDOUserException</text:span>. </text:p>
      <text:p text:style-name="P2"><text:span text:style-name="Assertion">C.</text:span> If the current <text:span text:style-name="T1">jdoStateManager</text:span> field is <text:span text:style-name="T1">null</text:span>, then a security check is performed] by calling JDOImplHelper.checkAuthorizedStateManager [with the StateManager parameter sm passed as the parameter to the check.<text:span text:style-name="Assertion">]</text:span> Thus, only StateManager instances in code bases authorized for <text:span text:style-name="T1">JDOPermission("setStateManager")</text:span> are allowed to set the <text:span text:style-name="T1">StateManager</text:span>. <text:span text:style-name="Assertion">[</text:span>If the security check succeeds, the <text:span text:style-name="T1">jdoStateManager</text:span> field is set to the value of the parameter <text:span text:style-name="T1">sm</text:span>, and the <text:span text:style-name="T1">jdoFlags</text:span> field is set to <text:span text:style-name="T1">LOAD_REQUIRED</text:span> to indicate that mediation is required.<text:span text:style-name="Assertion">]</text:span></text:p>
      <text:p text:style-name="P16"><text:span text:style-name="Assertion"><text:span text:style-name="T4">A20.15-11 [</text:span></text:span>public final void jdoReplaceFlags ();<text:span text:style-name="Assertion"><text:span text:style-name="T4">]</text:span></text:span></text:p>
      <text:p text:style-name="P2">NOTE: This method will be called by the <text:span text:style-name="T1">StateManager</text:span> on state changes when transitioning an instance from a managed state to transient.</text:p>
      <text:p text:style-name="P2"><text:span text:style-name="Assertion">[*</text:span> If the current <text:span text:style-name="T1">jdoStateManager</text:span> field is <text:span text:style-name="T1">null</text:span>, then this method silently returns with no effect.</text:p>
      <text:p text:style-name="P2"><text:span text:style-name="Assertion">*</text:span> If the current <text:span text:style-name="T1">jdoStateManager</text:span> is not <text:span text:style-name="T1">null</text:span>, this method replaces the current value for <text:span text:style-name="T1">jdoFlags</text:span> with the result of calling <text:span text:style-name="T1">jdoStateManager.replacingFlags(this)</text:span>. <text:span text:style-name="Assertion">]</text:span></text:p>
      <text:p text:style-name="P16">public final void jdoReplaceFields (int[] fields);</text:p>
      <text:p text:style-name="P2">For each field number in the fields parameter, <text:span text:style-name="T1">jdoReplaceField</text:span> method is called.</text:p>
      <text:p text:style-name="P16">public final void jdoProvideFields (int[] fields);</text:p>
      <text:p text:style-name="P2">For each field number in the fields parameter, <text:span text:style-name="T1">jdoProvideField</text:span> method is called.</text:p>
      <text:p text:style-name="P16"><text:span text:style-name="Assertion"><text:span text:style-name="T4">A21.15-25 [</text:span></text:span>protected final void jdoPreSerialize();</text:p>
      <text:p text:style-name="P2">This method is called by the generated or modified <text:span text:style-name="T1">writeObject</text:span> to allow the instance to fully populate serializable fields. This method delegates to the <text:span text:style-name="T1">StateManager</text:span> method <text:span text:style-name="T1">preSerialize</text:span> so that fields can be fetched by the JDO implementation prior to <text:alphabetical-index-mark-start text:id="IMark559237916" text:main-entry="true"/>serialization<text:alphabetical-index-mark-end text:id="IMark559237916"/>. If the <text:span text:style-name="T1">jdoStateManager</text:span> field is null, this method returns with no effect.<text:span text:style-name="Assertion">]</text:span></text:p>
      <text:p text:style-name="P9"><text:soft-page-break/><draw:frame draw:style-name="fr1" draw:name="19" text:anchor-type="as-char" svg:width="2.7917in" svg:height="0.1346in" draw:z-index="10"><draw:image xlink:href="Pictures/2000000700000FB5000000C94FDA4EAC.wmf" xlink:type="simple" xlink:show="embed" xlink:actuate="onLoad"/></draw:frame></text:p>
      <text:h text:style-name="P20" text:outline-level="2"><text:alphabetical-index-mark-start text:id="IMark559237292" text:main-entry="true"/>Generated methods<text:alphabetical-index-mark-end text:id="IMark559237292"/> in <text:alphabetical-index-mark-start text:id="IMark559237916" text:main-entry="true"/><text:span text:style-name="T2">PersistenceCapable</text:span><text:alphabetical-index-mark-end text:id="IMark559237916"/> root classes</text:h>
      <text:p text:style-name="P2">These methods are generated for <text:alphabetical-index-mark-start text:id="IMark559237916" text:main-entry="true"/><text:span text:style-name="T1">PersistenceCapable</text:span><text:alphabetical-index-mark-end text:id="IMark559237916"/> root classes and all classes that declare <text:span text:style-name="T1">objectid-class</text:span> in XML metadata.</text:p>
      <text:p text:style-name="P16">public void jdoCopyKeyFieldsToObjectId (ObjectIdFieldSupplier fs, Object oid)</text:p>
      <text:p text:style-name="P2"><text:span text:style-name="Assertion">A20.18-1 [</text:span>This method is called by the JDO implementation (or implementation helper) to populate key fields in object id instances. If this class is not the persistence-capable root class, it first calls the method of the same name in the root class. Then, for each key field declared in the metadata, this method calls the object id field supplier and stores the result in the oid instance.<text:span text:style-name="Assertion">]</text:span></text:p>
      <text:p text:style-name="P2"><text:span text:style-name="Assertion">A20.18-2 [</text:span>If the oid parameter is not assignment compatible with the object id class of this instance, then <text:span text:style-name="T1">ClassCastException</text:span> is thrown.<text:span text:style-name="Assertion">]</text:span> If this class does not use application identity, then this method silently returns.</text:p>
      <text:p text:style-name="P16">public void jdoCopyKeyFieldsToObjectId (Object oid)</text:p>
      <text:p text:style-name="P2"><text:span text:style-name="Assertion">A20.18-3 [</text:span>This method is called by the JDO implementation (or implementation helper) to populate key fields in object id instances from persistence-capable instances. This might be used to implement <text:span text:style-name="T1">getObjectId</text:span> or <text:span text:style-name="T1">getTransactionalObjectId</text:span>. If this class is not the persistence-capable root class, it first calls the method of the same name in the root class. Then, for each key field declared in the metadata, this method copies the value of the key field to the oid instance.<text:span text:style-name="Assertion">]</text:span></text:p>
      <text:p text:style-name="P2"><text:span text:style-name="Assertion">A20.18-4 [</text:span>If the oid parameter is not assignment compatible with the object id class of this instance, then <text:span text:style-name="T1">ClassCastException</text:span> is thrown.<text:span text:style-name="Assertion">]</text:span> If this class does not use application identity, then this method silently returns.</text:p>
      <text:p text:style-name="P16">public void jdoCopyKeyFieldsFromObjectId(ObjectIdFieldConsumer fc, Object oid)</text:p>
      <text:p text:style-name="P2"><text:span text:style-name="Assertion">A20.18-5 [</text:span>This method is called by the JDO implementation (or implementation helper) to export key fields from object id instances. If this class is not the persistence-capable root class, it first calls the method of the same name in the root class. Then, for each key field declared in the metadata, this method passes the value of the key field in the oid instance to the store method of the object id field consumer.<text:span text:style-name="Assertion">]</text:span></text:p>
      <text:p text:style-name="P2"><text:span text:style-name="Assertion">A20.18-6 [</text:span>If the oid parameter is not assignment compatible with the object id class of this instance, then <text:span text:style-name="T1">ClassCastException</text:span> is thrown.<text:span text:style-name="Assertion">]</text:span> If this class does not use application identity, then this method silently returns.</text:p>
      <text:p text:style-name="P16">protected void jdoCopyKeyFieldsFromObjectId (Object oid)</text:p>
      <text:p text:style-name="P2"><text:span text:style-name="Assertion">A20.18-7 [</text:span>This method is called by the <text:span text:style-name="T1">jdoNewInstance(Object oid)</text:span> method. If this class is not the persistence-capable root class, it first calls the method of the same name in the root class. Then, for each key field declared in the metadata, this method copies the value of the key field in the oid instance to the key field in this instance.<text:span text:style-name="Assertion">]</text:span></text:p>
      <text:p text:style-name="P2"><text:span text:style-name="Assertion">A20.18-8 [</text:span>If the oid parameter is not assignment compatible with the object id class of this instance, then <text:span text:style-name="T1">ClassCastException</text:span> is thrown.<text:span text:style-name="Assertion">]</text:span> If this class does not use application identity, then this method silently returns.</text:p>
      <text:p text:style-name="P16"><text:soft-page-break/><text:span text:style-name="Assertion"><text:span text:style-name="T4">A20.15-26 [</text:span></text:span>public Object jdoNewObjectIdInstance();<text:span text:style-name="Assertion"><text:span text:style-name="T4">]</text:span></text:span></text:p>
      <text:p text:style-name="P16">public Object jdoNewObjectIdInstance(Object obj);</text:p>
      <text:p text:style-name="P2">In the case of single field identity, the parameter is an instance of one of the following:</text:p>
      <text:p text:style-name="P14">•<text:span text:style-name="T1"><text:tab/>Number</text:span>: the parameter is converted to the appropriate type and passed to the constructor of the single-field identity class</text:p>
      <text:p text:style-name="P14">•<text:span text:style-name="T1"><text:tab/>String</text:span>: the parameter is converted to the appropriate type and passed to the constructor of the single-field identity class</text:p>
      <text:p text:style-name="P14">•<text:span text:style-name="T1"><text:tab/>ObjectIdFieldSupplier</text:span>: the parameter is used to fetch the value of the object id field which is passed to the constructor of the single-field identity class</text:p>
      <text:p text:style-name="P14">•<text:span text:style-name="T1"><text:tab/>Object</text:span>: for <text:span text:style-name="T1">ObjectIdentity</text:span> only, the parameter is passed to the constructor of <text:span text:style-name="T1">ObjectIdentity</text:span></text:p>
      <text:p text:style-name="P2">NOTE: This method is called by the JDO implementation (or implementation helper) to populate key fields in object id instances. </text:p>
      <text:p text:style-name="P2"><text:span text:style-name="Assertion">[</text:span>If this class uses application identity, then this method returns a new instance of the ObjectId class. Otherwise, <text:span text:style-name="T1">null</text:span> is returned.<text:span text:style-name="Assertion">]</text:span></text:p>
      <text:p text:style-name="P9"><draw:frame draw:style-name="fr1" draw:name="20" text:anchor-type="as-char" svg:width="2.7917in" svg:height="0.1346in" draw:z-index="11"><draw:image xlink:href="Pictures/2000000700000FB5000000C94FDA4EAC.wmf" xlink:type="simple" xlink:show="embed" xlink:actuate="onLoad"/></draw:frame></text:p>
      <text:h text:style-name="P20" text:outline-level="2">Generated method in least-derived <text:span text:style-name="T2">Detachable</text:span> classes</text:h>
      <text:p text:style-name="P16">public void jdoReplaceDetachedState();</text:p>
      <text:p text:style-name="P2">This method delegates to the jdoStateManager method replacingDetachedState, passing the current value of the detached state and replacing the detached state with the result of the method call. </text:p>
      <text:p text:style-name="P9"><draw:frame draw:style-name="fr1" draw:name="21" text:anchor-type="as-char" svg:width="2.7917in" svg:height="0.1346in" draw:z-index="12"><draw:image xlink:href="Pictures/2000000700000FB5000000C94FDA4EAC.wmf" xlink:type="simple" xlink:show="embed" xlink:actuate="onLoad"/></draw:frame></text:p>
      <text:h text:style-name="P20" text:outline-level="2"><text:alphabetical-index-mark-start text:id="IMark559237916" text:main-entry="true"/>Generated methods<text:alphabetical-index-mark-end text:id="IMark559237916"/> in all <text:alphabetical-index-mark-start text:id="IMark559237292" text:main-entry="true"/><text:span text:style-name="T2">PersistenceCapable</text:span><text:alphabetical-index-mark-end text:id="IMark559237292"/> classes</text:h>
      <text:p text:style-name="P16"><text:span text:style-name="Assertion"><text:span text:style-name="T4">A20.15-13 [</text:span></text:span>public <text:alphabetical-index-mark-start text:id="IMark559237292" text:main-entry="true"/>PersistenceCapable<text:alphabetical-index-mark-end text:id="IMark559237292"/> jdoNewInstance(StateManager sm);</text:p>
      <text:p text:style-name="P2">This method uses the default constructor, assigns the <text:span text:style-name="T1">sm</text:span> parameter to the <text:span text:style-name="T1">jdoStateManager</text:span> field, and assigns <text:span text:style-name="T1">LOAD_REQUIRED</text:span> to the <text:span text:style-name="T1">jdoFlags</text:span> field. If the class is abstract, a <text:span text:style-name="T1">JDOFatalInternalException</text:span> is thrown.<text:span text:style-name="Assertion">]</text:span></text:p>
      <text:p text:style-name="P16"><text:span text:style-name="Assertion"><text:span text:style-name="T4">A20.15-14 [</text:span></text:span>public <text:alphabetical-index-mark-start text:id="IMark559235324" text:main-entry="true"/>PersistenceCapable<text:alphabetical-index-mark-end text:id="IMark559235324"/> jdoNewInstance(StateManager sm, Object objectid);</text:p>
      <text:p text:style-name="P2">This method uses the default constructor, assigns the <text:span text:style-name="T1">StateManager</text:span> parameter to the <text:span text:style-name="T1">jdoStateManager</text:span> field, assigns <text:span text:style-name="T1">LOAD_REQUIRED</text:span> to the <text:span text:style-name="T1">jdoFlags</text:span> field, and copies the key fields from the <text:span text:style-name="T1">objectid</text:span> parameter. If the class is abstract, a <text:span text:style-name="T1">JDOFatalInternalException</text:span> is thrown. If the <text:span text:style-name="T1">objectid</text:span> parameter is not of the correct class, then <text:span text:style-name="T1">ClassCastException</text:span> is thrown.<text:span text:style-name="Assertion">]</text:span></text:p>
      <text:p text:style-name="P16"><text:span text:style-name="Assertion"><text:span text:style-name="T4">A20.15-15 [</text:span></text:span>protected static int jdoGetManagedFieldCount();</text:p>
      <text:p text:style-name="P2"><text:soft-page-break/>This method returns the number of managed fields declared by this class plus the number inherited from all superclasses.<text:span text:style-name="Assertion">]</text:span> This method is generated in the class to allow the class to determine at runtime the number of inherited fields, without having <text:alphabetical-index-mark-start text:id="IMark559235324" text:main-entry="true"/>introspection<text:alphabetical-index-mark-end text:id="IMark559235324"/> code in the enhanced class.</text:p>
      <text:p text:style-name="P16"><text:span text:style-name="Assertion"><text:span text:style-name="T4">A20.15-16 [</text:span></text:span>final static mmm ttt jdoGet&lt;field&gt;(&lt;class&gt; instance);</text:p>
      <text:p text:style-name="P2">The generated <text:span text:style-name="T1">jdoGet</text:span> methods have exactly the same stack signature as the byte code <text:span text:style-name="T1">getfield</text:span>. They return the value of one specific field. The field returned was either cached in the instance or retrieved from the <text:span text:style-name="T1">StateManager</text:span>.</text:p>
      <text:p text:style-name="P2">The name of the generated method is constructed from the field name. This allows for hidden fields to be supported explicitly, and for classes to be enhanced independently. </text:p>
      <text:p text:style-name="P2">The modifier <text:span text:style-name="T1">mmm</text:span> is the same access modifier as the corresponding field in the unenhanced class. The return type <text:span text:style-name="T1">ttt</text:span> is the same type as the corresponding field in the unenhanced class.</text:p>
      <text:p text:style-name="P2">The generated code depends on the type of field and whether the class is marked as Detachable:</text:p>
      <text:p text:style-name="P14">•<text:tab/>If the instance is detached, the method checks to see if the field is marked as loaded in the detached state. If the field is not loaded, then <text:span text:style-name="T1">JDODetachedFieldAccessException</text:span> is thrown.</text:p>
      <text:p text:style-name="P14">•<text:tab/>If the field is <text:span text:style-name="T1">CHECK_READ</text:span>, then the method first checks to see if <text:span text:style-name="T1">jdoFlags</text:span> field is anything except <text:span text:style-name="T1">LOAD_REQUIRED</text:span>. If so, the value of the field is returned. If not, then the value of <text:span text:style-name="T1">jdoStateManager</text:span> is checked. If it is <text:span text:style-name="T1">null</text:span>, the value of the field is returned. If non-<text:span text:style-name="T1">null</text:span>, then method <text:span text:style-name="T1">isLoaded</text:span> is called on the <text:span text:style-name="T1">jdoStateManager</text:span>. If the result of <text:span text:style-name="T1">isLoaded</text:span> is <text:span text:style-name="T1">true</text:span>, then the value of the field is returned. If the result of <text:span text:style-name="T1">isLoaded</text:span> is <text:span text:style-name="T1">false</text:span>, then the result of method <text:span text:style-name="T1">getXXXField</text:span> on the <text:span text:style-name="T1">jdoStateManager</text:span> is returned.</text:p>
      <text:p text:style-name="P14">•<text:tab/>If the field is <text:span text:style-name="T1">MEDIATE_READ</text:span>, then the value of <text:span text:style-name="T1">jdoStateManager</text:span> is checked. If it is <text:span text:style-name="T1">null</text:span>, the value of the field is returned. If non-<text:span text:style-name="T1">null</text:span>, then method <text:span text:style-name="T1">isLoaded</text:span> is called on the <text:span text:style-name="T1">jdoStateManager</text:span>. If the result of <text:span text:style-name="T1">isLoaded</text:span> is <text:span text:style-name="T1">true</text:span>, then the value of the field is returned. If the result of <text:span text:style-name="T1">isLoaded</text:span> is <text:span text:style-name="T1">false</text:span>, then the result of method <text:span text:style-name="T1">getXXXField</text:span> on the <text:span text:style-name="T1">jdoStateManager</text:span> is returned.</text:p>
      <text:p text:style-name="P14">•<text:tab/>If the field is neither of the above, then the value of the field is returned.<text:span text:style-name="Assertion">]</text:span></text:p>
      <text:p text:style-name="P16"><text:span text:style-name="Assertion"><text:span text:style-name="T4">A20.15-17 [</text:span></text:span>final static mmm void jdoSet&lt;field&gt; (&lt;class&gt; instance, ttt newValue);</text:p>
      <text:p text:style-name="P2">The generated <text:span text:style-name="T1">jdoSet</text:span> methods have exactly the same stack signature as the byte code <text:span text:style-name="T1">putfield</text:span>. They set the value of one specific field. The field might be provided to the <text:span text:style-name="T1">StateManager</text:span>.</text:p>
      <text:p text:style-name="P2">The name of the generated method is constructed from the field name. This allows for hidden fields to be supported explicitly, and for classes to be enhanced independently. </text:p>
      <text:p text:style-name="P2">The modifier <text:span text:style-name="T1">mmm</text:span> is the same access modifier as the corresponding field in the unenhanced class. The type <text:span text:style-name="T1">ttt</text:span> is the same type as the corresponding field in the unenhanced class.</text:p>
      <text:p text:style-name="P2">The generated code depends on the type of field and whether the class is marked as Detachable:</text:p>
      <text:p text:style-name="P14">•<text:tab/>If the instance is detached, the method checks to see if the field is marked as loaded in the detached state. If the field is not loaded, then <text:soft-page-break/><text:span text:style-name="T1">JDODetachedFieldAccessException</text:span> is thrown. If the field is loaded, then the field is marked as modified in the detached state.</text:p>
      <text:p text:style-name="P14">•<text:tab/>If the field is <text:span text:style-name="T1">CHECK_WRITE</text:span>, then the method first checks to see if the <text:span text:style-name="T1">jdoFlags</text:span> field is <text:span text:style-name="T1">READ_WRITE_OK</text:span>. If so, then the field is set to the new value. If not, then the value of <text:span text:style-name="T1">jdoStateManager</text:span> is checked. If it is <text:span text:style-name="T1">null</text:span>, the value of the field is set to the new value. If non-<text:span text:style-name="T1">null</text:span>, then method <text:span text:style-name="T1">setXXXField</text:span> is executed on the <text:span text:style-name="T1">jdoStateManager</text:span>, passing the new value.</text:p>
      <text:p text:style-name="P14">•<text:tab/>If the field is <text:span text:style-name="T1">MEDIATE_WRITE</text:span>, then the value of <text:span text:style-name="T1">jdoStateManager</text:span> is checked. If it is <text:span text:style-name="T1">null</text:span>, then the field is set to the parameter. If non-<text:span text:style-name="T1">null</text:span>, then method <text:span text:style-name="T1">setXXXField</text:span> is executed on the <text:span text:style-name="T1">jdoStateManager</text:span>, passing the new value.</text:p>
      <text:p text:style-name="P14">•<text:tab/>If the field is neither of the above, then the value of the field is set to the new value.<text:span text:style-name="Assertion">]</text:span></text:p>
      <text:p text:style-name="P16"><text:span text:style-name="Assertion"><text:span text:style-name="T4">A20.15-18 [</text:span></text:span>public void jdoReplaceField (int field);<text:span text:style-name="Assertion"><text:span text:style-name="T4">]</text:span></text:span></text:p>
      <text:p text:style-name="P2">NOTE: This method is used by the <text:span text:style-name="T1">StateManager</text:span> to store values from the datastore into the instance. If there is no <text:span text:style-name="T1">StateManager</text:span> (the <text:span text:style-name="T1">jdoStateManager</text:span> field is <text:span text:style-name="T1">null</text:span>), then this method throws <text:span text:style-name="T1">JDOFatalInternalException</text:span>.</text:p>
      <text:p text:style-name="P2">This method calls the <text:span text:style-name="T1">StateManager</text:span> <text:span text:style-name="T1">replacingXXXField</text:span> to get a new value for one field from the <text:span text:style-name="T1">StateManager</text:span>.</text:p>
      <text:p text:style-name="P2">The field number is examined to see if it is a declared field or an inherited field. <text:span text:style-name="Assertion">[</text:span>If it is inherited, then the call is delegated to the superclass. If it is declared, then the appropriate <text:span text:style-name="T1">StateManager</text:span> <text:span text:style-name="T1">replacingXXXField</text:span> method is called, which retrieves the new value for the field.</text:p>
      <text:p text:style-name="P2">If the field is out of range (less than zero or greater than the number of managed fields in the class) then a <text:span text:style-name="T1">JDOFatalInternalException</text:span> is thrown.<text:span text:style-name="Assertion">]</text:span></text:p>
      <text:p text:style-name="P2"><text:span text:style-name="Assertion">A20.15-19 [</text:span><text:span text:style-name="T1">public void jdoReplaceFields (int[] fields);</text:span><text:span text:style-name="Assertion">]</text:span> </text:p>
      <text:p text:style-name="P2">This method internally calls <text:span text:style-name="T1">jdoReplaceField</text:span> for each field number in the parameter.</text:p>
      <text:p text:style-name="P16"><text:span text:style-name="Assertion"><text:span text:style-name="T4">A20.15-20 [</text:span></text:span>public void jdoProvideField (int field);<text:span text:style-name="Assertion"><text:span text:style-name="T4">]</text:span></text:span></text:p>
      <text:p text:style-name="P2">NOTE: This method is used by the <text:span text:style-name="T1">StateManager</text:span> to retrieve values from the instance, during flush to the datastore or for in-memory query processing. If there is no <text:span text:style-name="T1">StateManager</text:span> (the <text:span text:style-name="T1">jdoStateManager</text:span> field is <text:span text:style-name="T1">null</text:span>), then this method throws <text:span text:style-name="T1">JDOFatalInternalException</text:span>.</text:p>
      <text:p text:style-name="P2">This method calls the <text:span text:style-name="T1">StateManager</text:span> <text:span text:style-name="T1">providedXXXField</text:span> method to supply the value of the specified field to the <text:span text:style-name="T1">StateManager</text:span>. </text:p>
      <text:p text:style-name="P2">The field number is examined to see if it is a declared field or an inherited field. <text:span text:style-name="Assertion">[</text:span>If it is inherited, then the call is delegated to the superclass. If it is declared, then the appropriate <text:span text:style-name="T1">StateManager</text:span> <text:span text:style-name="T1">providedXXXField</text:span> method is called, which provides the <text:span text:style-name="T1">StateManager</text:span> with the value for the field.</text:p>
      <text:p text:style-name="P2">If the field is out of range (less than zero or greater than the number of managed fields in the class) then a <text:span text:style-name="T1">JDOFatalInternalException</text:span> is thrown.<text:span text:style-name="Assertion">]</text:span></text:p>
      <text:p text:style-name="P16"><text:span text:style-name="Assertion"><text:span text:style-name="T4">A20.15-21 [</text:span></text:span>public void jdoProvideFields (int[] fields);<text:span text:style-name="Assertion">]</text:span></text:p>
      <text:p text:style-name="P2">This method internally calls <text:span text:style-name="T1">jdoProvideField</text:span> for each field number in the parameter.</text:p>
      <text:p text:style-name="P16"><text:soft-page-break/><text:span text:style-name="Assertion"><text:span text:style-name="T4">A20.15-22 [</text:span></text:span>public void jdoCopyFields (Object other, int[] fieldNumbers);</text:p>
      <text:p text:style-name="P2">This method is called by the <text:span text:style-name="T1">StateManager</text:span> to create before images of instances for the purpose of rollback.This method copies the specified fields from the other instance, which must be the same class as this instance, and owned by the same <text:span text:style-name="T1">StateManager</text:span>. </text:p>
      <text:p text:style-name="P2">If the other instance is not assignment compatible with this instance, then <text:span text:style-name="T1">ClassCastException</text:span> is thrown. If the other instance is not owned by the same <text:span text:style-name="T1">StateManager</text:span>, then <text:span text:style-name="T1">JDOFatalInternalException</text:span> is thrown.<text:span text:style-name="Assertion">]</text:span></text:p>
      <text:p text:style-name="P16">public final void jdoCopyField (&lt;class&gt; other, int fieldNumber);</text:p>
      <text:p text:style-name="P2">This method is called by the <text:span text:style-name="T1">jdoCopyFields</text:span> method to copy the specified field from the other instance. If the field number corresponds to a field in a persistence-capable superclass, this method delegates to the superclass method. If the field is out of range (less than zero or greater than the number of managed fields in the class) then a <text:span text:style-name="T1">JDOFatalInternalException</text:span> is thrown. </text:p>
      <text:p text:style-name="P16"><text:span text:style-name="Assertion"><text:span text:style-name="T4">A20.15-23 [</text:span></text:span>private void writeObject(java.io.ObjectOutputStream out) </text:p>
      <text:p text:style-name="P16"><text:tab/><text:tab/>throws java.io.IOException{</text:p>
      <text:p text:style-name="P2">If no user-written method <text:span text:style-name="T1">writeObject</text:span> exists, then one will be generated. The generated <text:span text:style-name="T1">writeObject</text:span> makes sure that all persistent and transactional serializable fields are loaded into the instance, by calling <text:span text:style-name="T1">jdoPreSerialize()</text:span>, and then the default output behavior is invoked on the output stream.</text:p>
      <text:p text:style-name="P2">If the class is serializable (either by explicit declaration or by <text:alphabetical-index-mark-start text:id="IMark559235324" text:main-entry="true"/>inheritance<text:alphabetical-index-mark-end text:id="IMark559235324"/>) then this code will guarantee that the fields are loaded prior to standard <text:alphabetical-index-mark-start text:id="IMark559237292" text:main-entry="true"/>serialization<text:alphabetical-index-mark-end text:id="IMark559237292"/>. If the class is not serializable, then this code will never be executed.<text:span text:style-name="Assertion">]</text:span></text:p>
      <text:p text:style-name="P2">Note that <text:span text:style-name="Assertion">A20.15-24 [</text:span>there is no modification of a user’s <text:span text:style-name="T1">readObject</text:span><text:span text:style-name="Assertion">]</text:span>. During the execution of <text:span text:style-name="T1">readObject</text:span>, a new transient instance is created. This instance might be made persistent later, but while it is being constructed by <text:alphabetical-index-mark-start text:id="IMark559237292" text:main-entry="true"/>serialization<text:alphabetical-index-mark-end text:id="IMark559237292"/>, it remains transient.</text:p>
      <text:p text:style-name="P9"><draw:frame draw:style-name="fr1" draw:name="22" text:anchor-type="as-char" svg:width="2.7917in" svg:height="0.1346in" draw:z-index="13"><draw:image xlink:href="Pictures/2000000700000FB5000000C94FDA4EAC.wmf" xlink:type="simple" xlink:show="embed" xlink:actuate="onLoad"/></draw:frame></text:p>
      <text:h text:style-name="P20" text:outline-level="2">Example class: Employee</text:h>
      <text:p text:style-name="P2">The following class definitions for persistence capable classes are used in the examples. The Employee class is enhanced for application identity using <text:span text:style-name="T7">IntIdentity</text:span> as the object id class.</text:p>
      <text:p text:style-name="P1">package com.xyz.hr;</text:p>
      <text:p text:style-name="P1">import javax.jdo.spi.*; // generated by <text:alphabetical-index-mark-start text:id="IMark559237292" text:main-entry="true"/>enhancer<text:alphabetical-index-mark-end text:id="IMark559237292"/>...</text:p>
      <text:p text:style-name="P1">class Employee </text:p>
      <text:p text:style-name="P1"><text:tab/>implements Detachable // generated by <text:alphabetical-index-mark-start text:id="IMark559237292" text:main-entry="true"/>enhancer<text:alphabetical-index-mark-end text:id="IMark559237292"/>...</text:p>
      <text:p text:style-name="P1"><text:tab/>{</text:p>
      <text:p text:style-name="P1"><text:tab/>Employee boss; // relative field 0</text:p>
      <text:p text:style-name="P1"><text:tab/>Department dept; // relative field 1</text:p>
      <text:p text:style-name="P1"><text:tab/>int empid; // relative field 2, key field</text:p>
      <text:p text:style-name="P1"><text:tab/>String name; // relative field 3</text:p>
      <text:h text:style-name="P23" text:outline-level="3"><text:alphabetical-index-mark-start text:id="IMark559237292" text:main-entry="true"/>Generated fields<text:alphabetical-index-mark-end text:id="IMark559237292"/></text:h>
      <text:p text:style-name="P1">protected transient javax.jdo.spi.StateManager jdoStateManager = null;</text:p>
      <text:p text:style-name="P1">protected transient byte jdoFlags = </text:p>
      <text:p text:style-name="P1"><text:soft-page-break/><text:tab/>javax.jdo.spi.<text:alphabetical-index-mark-start text:id="IMark559237292" text:main-entry="true"/>PersistenceCapable<text:alphabetical-index-mark-end text:id="IMark559237292"/>.READ_WRITE_OK;</text:p>
      <text:p text:style-name="P1">// if no superclass, the following:</text:p>
      <text:p text:style-name="P1">private final static int jdoInheritedFieldCount = 0;</text:p>
      <text:p text:style-name="P1">/* otherwise, </text:p>
      <text:p text:style-name="P1">private final static int jdoInheritedFieldCount = </text:p>
      <text:p text:style-name="P1"><text:tab/>&lt;persistence-capable-superclass&gt;.jdoGetManagedFieldCount();</text:p>
      <text:p text:style-name="P1">*/</text:p>
      <text:p text:style-name="P1">private final static String[] jdoFieldNames = {"boss", "dept", "empid", "name"};</text:p>
      <text:p text:style-name="P1">private final static Class[] jdoFieldTypes = {Employee.class, Department.class, int.class, String.class};</text:p>
      <text:p text:style-name="P1">private final static byte[] jdoFieldFlags = {</text:p>
      <text:p text:style-name="P1"><text:tab/><text:tab/>MEDIATE_READ+MEDIATE_WRITE,</text:p>
      <text:p text:style-name="P1"><text:tab/><text:tab/>MEDIATE_READ+MEDIATE_WRITE, </text:p>
      <text:p text:style-name="P1"><text:tab/><text:tab/>MEDIATE_WRITE, </text:p>
      <text:p text:style-name="P1"><text:tab/><text:tab/>CHECK_READ+CHECK_WRITE</text:p>
      <text:p text:style-name="P1"><text:tab/>};</text:p>
      <text:p text:style-name="P1">// if no PersistenceCapable superclass, the following:</text:p>
      <text:p text:style-name="P1">private final static Class jdoPersistenceCapableSuperclass = null;</text:p>
      <text:p text:style-name="P1">/* otherwise,</text:p>
      <text:p text:style-name="P1">private final static Class jdoPersistenceCapableSuperclass = &lt;pc-super&gt;;</text:p>
      <text:p text:style-name="P1">private final static long serialVersionUID = 1234567890L;</text:p>
      <text:p text:style-name="P1">*/</text:p>
      <text:h text:style-name="P23" text:outline-level="3">Generated <text:alphabetical-index-mark-start text:id="IMark559237292" text:main-entry="true"/><text:alphabetical-index-mark-start text:id="IMark559235324" text:main-entry="true"/>static<text:alphabetical-index-mark-end text:id="IMark559235324"/> initializer<text:alphabetical-index-mark-end text:id="IMark559237292"/></text:h>
      <text:p text:style-name="P2"/>
      <text:p text:style-name="P1">static {</text:p>
      <text:p text:style-name="P1">javax.jdo.spi.JDOImplHelper.registerClass (</text:p>
      <text:p text:style-name="P1"><text:tab/>Employee.class, </text:p>
      <text:p text:style-name="P1"><text:tab/>jdoFieldNames, </text:p>
      <text:p text:style-name="P1"><text:tab/>jdoFieldTypes, </text:p>
      <text:p text:style-name="P1"><text:tab/>jdoFieldFlags, </text:p>
      <text:p text:style-name="P1"><text:tab/>jdoPersistenceCapableSuperclass, </text:p>
      <text:p text:style-name="P1"><text:tab/>new Employee());</text:p>
      <text:p text:style-name="P1">}</text:p>
      <text:h text:style-name="P23" text:outline-level="3">Generated interrogatives</text:h>
      <text:p text:style-name="P2"/>
      <text:p text:style-name="P1">public final boolean jdoIsPersistent() {</text:p>
      <text:p text:style-name="P1"><text:tab/>return jdoStateManager==null?false:</text:p>
      <text:p text:style-name="P1"><text:tab/><text:tab/>jdoStateManager.isPersistent(this);</text:p>
      <text:p text:style-name="P1">}</text:p>
      <text:p text:style-name="P1">public final boolean jdoIsTransactional(){</text:p>
      <text:p text:style-name="P1"><text:tab/>return jdoStateManager==null?false:</text:p>
      <text:p text:style-name="P1"><text:tab/><text:tab/>jdoStateManager.isTransactional(this);</text:p>
      <text:p text:style-name="P1">}</text:p>
      <text:p text:style-name="P1">public final boolean jdoIsNew(){</text:p>
      <text:p text:style-name="P1"><text:tab/>return jdoStateManager==null?false:</text:p>
      <text:p text:style-name="P1"><text:tab/><text:tab/>jdoStateManager.isNew(this);</text:p>
      <text:p text:style-name="P1">}</text:p>
      <text:p text:style-name="P1">public final boolean jdoIsDirty(){</text:p>
      <text:p text:style-name="P1"><text:tab/>return jdoStateManager==null?false:</text:p>
      <text:p text:style-name="P1"><text:tab/><text:tab/>jdoStateManager.isDirty(this);</text:p>
      <text:p text:style-name="P1">}</text:p>
      <text:p text:style-name="P1">public final boolean jdoIsDeleted(){</text:p>
      <text:p text:style-name="P1"><text:soft-page-break/><text:tab/>return jdoStateManager==null?false:</text:p>
      <text:p text:style-name="P1"><text:tab/><text:tab/>jdoStateManager.isDeleted(this);</text:p>
      <text:p text:style-name="P1">}</text:p>
      <text:p text:style-name="P1">public final boolean jdoIsDetached(){</text:p>
      <text:p text:style-name="P1"><text:tab/>return jdoStateManager==null?false:</text:p>
      <text:p text:style-name="P1"><text:tab/><text:tab/>jdoStateManager.isDetached(this);</text:p>
      <text:p text:style-name="P1">}</text:p>
      <text:p text:style-name="P1">public final void jdoMakeDirty (String fieldName){</text:p>
      <text:p text:style-name="P1"><text:tab/>if (jdoStateManager==null) return;</text:p>
      <text:p text:style-name="P1"><text:tab/>jdoStateManager.makeDirty(this, fieldName);</text:p>
      <text:p text:style-name="P1">}</text:p>
      <text:p text:style-name="P1">public final PersistenceManager jdoGetPersistenceManager(){</text:p>
      <text:p text:style-name="P1"><text:tab/>return jdoStateManager==null?null:</text:p>
      <text:p text:style-name="P1"><text:tab/><text:tab/>jdoStateManager.getPersistenceManager(this);</text:p>
      <text:p text:style-name="P1">}</text:p>
      <text:p text:style-name="P1">public final Object jdoGetObjectId(){</text:p>
      <text:p text:style-name="P1"><text:tab/>return jdoStateManager==null?null:</text:p>
      <text:p text:style-name="P1"><text:tab/><text:tab/>jdoStateManager.getObjectId(this);</text:p>
      <text:p text:style-name="P1">}</text:p>
      <text:p text:style-name="P1">public final Object jdoGetTransactionalObjectId(){</text:p>
      <text:p text:style-name="P1"><text:tab/>return jdoStateManager==null?null:</text:p>
      <text:p text:style-name="P1"><text:tab/><text:tab/>jdoStateManager.getTransactionalObjectId(this);</text:p>
      <text:p text:style-name="P1">}</text:p>
      <text:h text:style-name="P23" text:outline-level="3">Generated jdoReplaceStateManager</text:h>
      <text:p text:style-name="P2">The generated method asks the current <text:span text:style-name="T1">StateManager</text:span> to approve the change or validates the caller’s authority to set the state.</text:p>
      <text:p text:style-name="P1">public final synchronized void jdoReplaceStateManager </text:p>
      <text:p text:style-name="P1"><text:tab/>(javax.jdo.spi.StateManager sm) {</text:p>
      <text:p text:style-name="P1">// throws exception if current sm didn’t request the change</text:p>
      <text:p text:style-name="P1">if (jdoStateManager != null) {</text:p>
      <text:p text:style-name="P1"><text:tab/>jdoStateManager = jdoStateManager.replacingStateManager (this, <text:tab/><text:tab/>sm);</text:p>
      <text:p text:style-name="P1">} else {</text:p>
      <text:p text:style-name="P2">// the following will throw an exception if not authorized</text:p>
      <text:p text:style-name="P1"><text:tab/>JDOImplHelper.checkAuthorizedStateManager(sm);</text:p>
      <text:p text:style-name="P1"><text:tab/>jdoStateManager = sm; </text:p>
      <text:p text:style-name="P1"><text:tab/>this.jdoFlags = LOAD_REQUIRED;</text:p>
      <text:p text:style-name="P1">}</text:p>
      <text:p text:style-name="P1">}</text:p>
      <text:h text:style-name="P23" text:outline-level="3">Generated jdoReplaceFlags</text:h>
      <text:p text:style-name="P1">public final void jdoReplaceFlags () {</text:p>
      <text:p text:style-name="P1"><text:tab/>if (jdoStateManager != null) {</text:p>
      <text:p text:style-name="P1"><text:tab/><text:tab/>jdoFlags = jdoStateManager.replacingFlags (this);</text:p>
      <text:p text:style-name="P1"><text:tab/>}</text:p>
      <text:p text:style-name="P1">}</text:p>
      <text:h text:style-name="P23" text:outline-level="3">Generated jdoNewInstance helpers</text:h>
      <text:p text:style-name="P2">The first generated helper assigns the value of the passed parameter to the <text:span text:style-name="T1">jdoStateManager </text:span>field of the newly created instance.</text:p>
      <text:p text:style-name="P1">public PersistenceCapable jdoNewInstance(StateManager sm) {</text:p>
      <text:p text:style-name="P1">// if class is abstract, throw new JDOFatalInternalException() </text:p>
      <text:p text:style-name="P1"><text:soft-page-break/><text:tab/><text:tab/>Employee pc = new Employee ();<text:line-break/><text:tab/><text:tab/>pc.jdoStateManager = sm;</text:p>
      <text:p text:style-name="P1"><text:tab/><text:tab/>pc.jdoFlags = LOAD_REQUIRED;</text:p>
      <text:p text:style-name="P1"><text:tab/><text:tab/>return pc;</text:p>
      <text:p text:style-name="P1">}</text:p>
      <text:p text:style-name="P2">The second generated helper assigns the value of the passed parameter to the <text:span text:style-name="T1">jdoStateManager</text:span> field of the newly created instance, and initializes the values of the key fields from the <text:span text:style-name="T1">oid</text:span> parameter.</text:p>
      <text:p text:style-name="P1">public PersistenceCapable jdoNewInstance(StateManager sm, Object oid) {</text:p>
      <text:p text:style-name="P1">// if class is abstract, throw new JDOFatalInternalException()</text:p>
      <text:p text:style-name="P1"><text:tab/><text:tab/>Employee pc = new Employee ();<text:line-break/><text:tab/><text:tab/>pc.jdoStateManager = sm;</text:p>
      <text:p text:style-name="P1"><text:tab/><text:tab/>pc.jdoFlags = LOAD_REQUIRED;</text:p>
      <text:p text:style-name="P1">// now copy the key fields into the new instance</text:p>
      <text:p text:style-name="P1"><text:tab/><text:tab/>jdoCopyKeyFieldsFromObjectId (oid);</text:p>
      <text:p text:style-name="P1"><text:tab/><text:tab/>return pc;</text:p>
      <text:p text:style-name="P1">}</text:p>
      <text:p text:style-name="P2"/>
      <text:h text:style-name="P24" text:outline-level="3">Generated jdoGetManagedFieldCount</text:h>
      <text:p text:style-name="P2">The generated method returns the number of managed fields in this class plus the number of inherited managed fields. This method is expected to be executed only during class loading of the subclasses.</text:p>
      <text:p text:style-name="P2">The implementation for topmost classes in the hierarchy:</text:p>
      <text:p text:style-name="P1">protected static int jdoGetManagedFieldCount () {</text:p>
      <text:p text:style-name="P1"><text:tab/>return <text:tab/><text:tab/>&lt;<text:alphabetical-index-mark-start text:id="IMark559237292" text:main-entry="true"/>enhancer<text:alphabetical-index-mark-end text:id="IMark559237292"/>-generated constant&gt;;</text:p>
      <text:p text:style-name="P1">}</text:p>
      <text:p text:style-name="P2">The implementation for subclasses:</text:p>
      <text:p text:style-name="P1">protected static int jdoGetManagedFieldCount () {</text:p>
      <text:p text:style-name="P1"><text:tab/>return &lt;pc-superclass&gt;.jdoGetManagedFieldCount() +</text:p>
      <text:p text:style-name="P1"><text:tab/><text:tab/>&lt;<text:alphabetical-index-mark-start text:id="IMark559237292" text:main-entry="true"/>enhancer<text:alphabetical-index-mark-end text:id="IMark559237292"/>-generated constant&gt;;</text:p>
      <text:p text:style-name="P1">}</text:p>
      <text:h text:style-name="P23" text:outline-level="3">Generated jdoGetXXX methods (one per persistent field)</text:h>
      <text:p text:style-name="P2">The access modifier is the same modifier as the corresponding field definition. Therefore, access to the method is controlled by the same policy as for the corresponding field.</text:p>
      <text:p text:style-name="P2"/>
      <text:p text:style-name="P1">final static String </text:p>
      <text:p text:style-name="P1">jdoGetname(Employee x) {</text:p>
      <text:p text:style-name="P1"><text:tab/>// this field is in the default fetch group (CHECK_READ)</text:p>
      <text:p text:style-name="P1"><text:tab/>if (x.jdoFlags &lt;= READ_WRITE_OK) {</text:p>
      <text:p text:style-name="P1"><text:s text:c="8"/>// ok to read</text:p>
      <text:p text:style-name="P1"><text:s text:c="8"/>return x.name;</text:p>
      <text:p text:style-name="P1"><text:tab/>}</text:p>
      <text:p text:style-name="P1"><text:tab/>// field needs to be fetched from StateManager</text:p>
      <text:p text:style-name="P1"><text:tab/>// this call might result in name being stored in instance</text:p>
      <text:p text:style-name="P1"><text:tab/>StateManager sm = x.jdoStateManager;</text:p>
      <text:p text:style-name="P1"><text:tab/>if (sm != null) {</text:p>
      <text:p text:style-name="P1"><text:tab/><text:tab/>if (sm.isLoaded (x, jdoInheritedFieldCount + 3)) </text:p>
      <text:p text:style-name="P1"><text:tab/><text:tab/><text:tab/>return x.name;</text:p>
      <text:p text:style-name="P1"/>
      <text:p text:style-name="P1"><text:soft-page-break/><text:s text:c="4"/><text:tab/><text:tab/>return sm.getStringField(x, jdoInheritedFieldCount + 3,</text:p>
      <text:p text:style-name="P1"><text:s text:c="41"/>x.name);</text:p>
      <text:p text:style-name="P1"><text:tab/>} else {</text:p>
      <text:p text:style-name="P1"><text:tab/><text:tab/>return x.name;</text:p>
      <text:p text:style-name="P1"><text:tab/>}</text:p>
      <text:p text:style-name="P1">}</text:p>
      <text:p text:style-name="P1"/>
      <text:p text:style-name="P1">final static com.xyz.hr.Department</text:p>
      <text:p text:style-name="P1">jdoGetdept(Employee x) {</text:p>
      <text:p text:style-name="P1"><text:s text:c="4"/>// this field is not in the default fetch group (MEDIATE_READ)</text:p>
      <text:p text:style-name="P1"><text:tab/>StateManager sm = x.jdoStateManager;</text:p>
      <text:p text:style-name="P1"><text:tab/>if (sm != null) {</text:p>
      <text:p text:style-name="P1"><text:tab/><text:tab/>if (sm.isLoaded (x, jdoInheritedFieldCount + 1))</text:p>
      <text:p text:style-name="P1"><text:tab/><text:tab/>return x.dept;</text:p>
      <text:p text:style-name="P1"><text:tab/>return (com.xyz.hr.Department)</text:p>
      <text:p text:style-name="P1"><text:tab/><text:tab/>sm.getObjectField(x,</text:p>
      <text:p text:style-name="P1"><text:tab/><text:tab/>jdoInheritedFieldCount + 1,</text:p>
      <text:p text:style-name="P1"><text:tab/><text:tab/><text:tab/>x.dept);</text:p>
      <text:p text:style-name="P1"><text:tab/>} else {</text:p>
      <text:p text:style-name="P1"><text:tab/><text:tab/>return x.dept;</text:p>
      <text:p text:style-name="P1"><text:tab/>}</text:p>
      <text:p text:style-name="P1">}</text:p>
      <text:h text:style-name="P23" text:outline-level="3">Generated jdoSetXXX methods (one per persistent field)</text:h>
      <text:p text:style-name="P2">The access modifier is the same modifier as the corresponding field definition. Therefore, access to the method is controlled by the same policy as for the corresponding field.</text:p>
      <text:p text:style-name="P1">final static void jdoSetname(Employee x, String newValue) {</text:p>
      <text:p text:style-name="P1"><text:tab/>// this field is in the default fetch group</text:p>
      <text:p text:style-name="P1"><text:tab/>if (x.jdoFlags == READ_WRITE_OK) {</text:p>
      <text:p text:style-name="P1"><text:s text:c="8"/>// ok to read, write</text:p>
      <text:p text:style-name="P1"><text:s text:c="8"/>x.name = newValue;</text:p>
      <text:p text:style-name="P1"><text:s text:c="8"/>return;</text:p>
      <text:p text:style-name="P1"><text:tab/>}</text:p>
      <text:p text:style-name="P1"><text:tab/>StateManager sm = x.jdoStateManager;</text:p>
      <text:p text:style-name="P1"><text:tab/>if (sm != null) {</text:p>
      <text:p text:style-name="P1"><text:tab/><text:tab/>sm.setStringField(x,</text:p>
      <text:p text:style-name="P1"><text:tab/><text:tab/><text:tab/><text:tab/><text:tab/>jdoInheritedFieldCount + 3,</text:p>
      <text:p text:style-name="P1"><text:tab/><text:tab/><text:tab/>x.name,</text:p>
      <text:p text:style-name="P1"><text:tab/><text:tab/><text:tab/>newValue);</text:p>
      <text:p text:style-name="P1"><text:tab/>} else {</text:p>
      <text:p text:style-name="P1"><text:tab/><text:tab/>x.name = newValue;</text:p>
      <text:p text:style-name="P1"><text:tab/>}</text:p>
      <text:p text:style-name="P1">}</text:p>
      <text:p text:style-name="P1"/>
      <text:p text:style-name="P1">final static void jdoSetdept(Employee x, com.xyz.hr.Department newValue) {</text:p>
      <text:p text:style-name="P1"><text:tab/>// this field is not in the default fetch group</text:p>
      <text:p text:style-name="P1"><text:tab/>StateManager sm = x.jdoStateManager;</text:p>
      <text:p text:style-name="P1"><text:tab/>if (sm != null) {</text:p>
      <text:p text:style-name="P1"><text:tab/><text:tab/>sm.setObjectField(x,</text:p>
      <text:p text:style-name="P1"><text:tab/><text:tab/><text:tab/><text:tab/><text:tab/>jdoInheritedFieldCount + 1,</text:p>
      <text:p text:style-name="P1"><text:tab/><text:tab/><text:tab/>x.dept, newValue);</text:p>
      <text:p text:style-name="P1"><text:tab/>} else {</text:p>
      <text:p text:style-name="P1"><text:tab/><text:tab/>x.dept = newValue;</text:p>
      <text:p text:style-name="P1"><text:tab/>}</text:p>
      <text:p text:style-name="P1">}</text:p>
      <text:p text:style-name="P2"><text:soft-page-break/></text:p>
      <text:h text:style-name="P24" text:outline-level="3">Generated jdoReplaceField and jdoReplaceFields</text:h>
      <text:p text:style-name="P2">The generated <text:span text:style-name="T1">jdoReplaceField</text:span> retrieves a new value from the <text:span text:style-name="T1">StateManager</text:span> for one specific field based on field number. This method is called by the <text:span text:style-name="T1">StateManager</text:span> whenever it wants to update the value of a field in the instance, for example to store values in the instance from the datastore.</text:p>
      <text:p text:style-name="P2">This may be used by the <text:span text:style-name="T7">StateManager</text:span> to clear fields and handle cleanup of the objects currently referred to by the fields (e.g. <text:alphabetical-index-mark-start text:id="IMark559235324" text:main-entry="true"/>embedded<text:alphabetical-index-mark-end text:id="IMark559235324"/> objects).</text:p>
      <text:p text:style-name="P2"/>
      <text:p text:style-name="P1">public void jdoReplaceField (int fieldNumber) {</text:p>
      <text:p text:style-name="P1"><text:tab/>int relativeField = fieldNumber - jdoInheritedFieldCount;</text:p>
      <text:p text:style-name="P1"><text:tab/>switch (relativeField) {</text:p>
      <text:p text:style-name="P1"><text:tab/><text:tab/>case (0): boss = (Employee) </text:p>
      <text:p text:style-name="P1"><text:tab/><text:tab/><text:tab/>jdoStateManager.replacingObjectField (this, </text:p>
      <text:p text:style-name="P1"><text:tab/><text:tab/><text:tab/>fieldNumber);</text:p>
      <text:p text:style-name="P1"><text:tab/><text:tab/><text:tab/>break;</text:p>
      <text:p text:style-name="P1"><text:tab/><text:tab/><text:tab/>case (1): dept = (Department) </text:p>
      <text:p text:style-name="P1"><text:tab/><text:tab/><text:tab/><text:tab/>jdoStateManager.replacingObjectField (this, </text:p>
      <text:p text:style-name="P1"><text:tab/><text:tab/><text:tab/><text:tab/>fieldNumber);</text:p>
      <text:p text:style-name="P1"><text:tab/><text:tab/><text:tab/>break;</text:p>
      <text:p text:style-name="P1"><text:tab/><text:tab/>case (2): empid = </text:p>
      <text:p text:style-name="P1"><text:tab/><text:tab/><text:tab/>jdoStateManager.replacingIntField (this, </text:p>
      <text:p text:style-name="P1"><text:tab/><text:tab/><text:tab/>fieldNumber);</text:p>
      <text:p text:style-name="P1"><text:tab/><text:tab/><text:tab/>break;</text:p>
      <text:p text:style-name="P1"><text:tab/><text:tab/>case (3): name = </text:p>
      <text:p text:style-name="P1"><text:tab/><text:tab/><text:tab/>jdoStateManager.replacingStringField (this, </text:p>
      <text:p text:style-name="P1"><text:tab/><text:tab/><text:tab/><text:tab/>fieldNumber);</text:p>
      <text:p text:style-name="P1"><text:tab/><text:tab/><text:tab/>break;</text:p>
      <text:p text:style-name="P1"><text:tab/><text:tab/>default: </text:p>
      <text:p text:style-name="P1"><text:tab/><text:tab/><text:tab/>/* if there is a pc superclass, delegate to it</text:p>
      <text:p text:style-name="P1"><text:tab/><text:tab/><text:tab/>if (relativeField &lt; 0) {</text:p>
      <text:p text:style-name="P1"><text:tab/><text:tab/><text:tab/><text:tab/>super.jdoReplaceField (fieldNumber); </text:p>
      <text:p text:style-name="P1"><text:tab/><text:tab/><text:tab/>} else {</text:p>
      <text:p text:style-name="P1"><text:tab/><text:tab/><text:tab/><text:tab/>throw new IllegalArgumentException("fieldNumber");</text:p>
      <text:p text:style-name="P1"><text:tab/><text:tab/><text:tab/>}</text:p>
      <text:p text:style-name="P1"><text:tab/><text:tab/><text:tab/>*/</text:p>
      <text:p text:style-name="P1"><text:tab/><text:tab/><text:tab/>// if there is no pc superclass, throw an exception</text:p>
      <text:p text:style-name="P1"><text:tab/><text:tab/><text:tab/>throw new IllegalArgumentException("fieldNumber");</text:p>
      <text:p text:style-name="P1"><text:tab/><text:tab/>} // switch</text:p>
      <text:p text:style-name="P1">}</text:p>
      <text:p text:style-name="P1">public final void jdoReplaceFields (int[] fieldNumbers) {</text:p>
      <text:p text:style-name="P1"><text:tab/>for (int i = 0; i &lt; fieldNumbers.length; ++i) {</text:p>
      <text:p text:style-name="P1"><text:tab/><text:tab/>int fieldNumber = fieldNumbers[i];</text:p>
      <text:p text:style-name="P1"><text:tab/><text:tab/>jdoReplaceField (fieldNumber);</text:p>
      <text:p text:style-name="P1"><text:tab/>}</text:p>
      <text:p text:style-name="P1">}</text:p>
      <text:h text:style-name="P23" text:outline-level="3">Generated jdoProvideField and jdoProvideFields</text:h>
      <text:p text:style-name="P2">The generated <text:span text:style-name="T1">jdoProvideField</text:span> gives the current value of one field to the <text:span text:style-name="T1">StateManager</text:span>. This method is called by the <text:span text:style-name="T1">StateManager</text:span> whenever it wants to get the value of a field in the instance, for example to store the field in the datastore.</text:p>
      <text:p text:style-name="P2"><text:soft-page-break/></text:p>
      <text:p text:style-name="P1">public void jdoProvideField (int fieldNumber) {</text:p>
      <text:p text:style-name="P1"><text:tab/><text:tab/><text:tab/><text:tab/><text:tab/><text:tab/><text:tab/>int relativeField = fieldNumber - jdoInheritedFieldCount;</text:p>
      <text:p text:style-name="P1"><text:tab/>switch (relativeField) {</text:p>
      <text:p text:style-name="P1"><text:tab/><text:tab/>case (0): jdoStateManager.providedObjectField(this, </text:p>
      <text:p text:style-name="P1"><text:tab/><text:tab/><text:tab/>fieldNumber, boss);</text:p>
      <text:p text:style-name="P1"><text:tab/><text:tab/><text:tab/>break;</text:p>
      <text:p text:style-name="P1"><text:tab/><text:tab/><text:tab/>case (1): jdoStateManager.providedObjectField(this, </text:p>
      <text:p text:style-name="P1"><text:tab/><text:tab/><text:tab/><text:tab/>fieldNumber, dept);</text:p>
      <text:p text:style-name="P1"><text:tab/><text:tab/><text:tab/>break;</text:p>
      <text:p text:style-name="P1"><text:tab/><text:tab/>case (2): jdoStateManager.providedIntField(this, </text:p>
      <text:p text:style-name="P1"><text:tab/><text:tab/><text:tab/>fieldNumber, empid);</text:p>
      <text:p text:style-name="P1"><text:tab/><text:tab/><text:tab/>break;</text:p>
      <text:p text:style-name="P1"><text:tab/><text:tab/>case (3): jdoStateManager.providedStringField(this, </text:p>
      <text:p text:style-name="P1"><text:tab/><text:tab/><text:tab/>fieldNumber, name);</text:p>
      <text:p text:style-name="P1"><text:tab/><text:tab/><text:tab/>break;</text:p>
      <text:p text:style-name="P1"><text:tab/><text:tab/>default: </text:p>
      <text:p text:style-name="P1"><text:tab/><text:tab/><text:tab/>/* if there is a pc superclass, delegate to it</text:p>
      <text:p text:style-name="P1"><text:tab/><text:tab/><text:tab/>if (relativeField &lt; 0) {</text:p>
      <text:p text:style-name="P1"><text:tab/><text:tab/><text:tab/><text:tab/>super.jdoProvideField (fieldNumber); </text:p>
      <text:p text:style-name="P1"><text:tab/><text:tab/><text:tab/>} else {</text:p>
      <text:p text:style-name="P1"><text:tab/><text:tab/><text:tab/><text:tab/>throw new IllegalArgumentException("fieldNumber");</text:p>
      <text:p text:style-name="P1"><text:tab/><text:tab/><text:tab/>}</text:p>
      <text:p text:style-name="P1"><text:tab/><text:tab/><text:tab/>*/</text:p>
      <text:p text:style-name="P1"><text:tab/><text:tab/><text:tab/>// if there is no pc superclass, throw an exception</text:p>
      <text:p text:style-name="P1"><text:tab/><text:tab/><text:tab/>throw new IllegalArgumentException("fieldNumber");</text:p>
      <text:p text:style-name="P1"><text:tab/><text:tab/>} // switch</text:p>
      <text:p text:style-name="P1">}</text:p>
      <text:p text:style-name="P1">public final void jdoProvideFields (int[] fieldNumbers) {</text:p>
      <text:p text:style-name="P1"><text:tab/>for (int i = 0; i &lt; fieldNumbers.length; ++i) {</text:p>
      <text:p text:style-name="P1"><text:tab/><text:tab/>int fieldNumber = fieldNumbers[i];</text:p>
      <text:p text:style-name="P1"><text:tab/><text:tab/>jdoProvideField (fieldNumber);</text:p>
      <text:p text:style-name="P1"><text:tab/>}</text:p>
      <text:p text:style-name="P1">}</text:p>
      <text:h text:style-name="P23" text:outline-level="3">Generated jdoCopyField and jdoCopyFields methods</text:h>
      <text:p text:style-name="P2">The generated <text:span text:style-name="T1">jdoCopyFields</text:span> copies fields from another instance to this instance. This method might be used by the <text:span text:style-name="T1">StateManager</text:span> to create before images of instances for rollback, or to restore instances in case of rollback.</text:p>
      <text:p text:style-name="P2">This method delegates to method <text:span text:style-name="T1">jdoCopyField</text:span> to copy values for all fields requested.</text:p>
      <text:p text:style-name="P2">To avoid security exposure, <text:span text:style-name="T1">jdoCopyFields</text:span> can be invoked only when both instances are owned by the same <text:span text:style-name="T1">StateManager</text:span>. Thus, a malicious user cannot use this method to copy fields from a managed instance to a non-managed instance, or to an instance managed by a malicious <text:span text:style-name="T1">StateManager</text:span>.</text:p>
      <text:p text:style-name="P2"/>
      <text:p text:style-name="P1">public void jdoCopyFields (Object pc, int[] fieldNumbers){</text:p>
      <text:p text:style-name="P1"><text:tab/>// the other instance must be owned by the same StateManager</text:p>
      <text:p text:style-name="P1"><text:tab/>// and our StateManager must not be null!</text:p>
      <text:p text:style-name="P1"><text:tab/>if (((PersistenceCapable)other).jdoStateManager </text:p>
      <text:p text:style-name="P1"><text:tab/><text:tab/>!= this.jdoStateManager)</text:p>
      <text:p text:style-name="P1"><text:soft-page-break/><text:tab/><text:tab/>throw new IllegalArgumentException("this.jdoStateManager != other.jdoStateManager");</text:p>
      <text:p text:style-name="P1"><text:tab/>if (this.jdoStateManager == null)</text:p>
      <text:p text:style-name="P1"><text:tab/><text:tab/>throw new IllegalStateException("this.jdoStateManager == null");</text:p>
      <text:p text:style-name="P1"><text:tab/></text:p>
      <text:p text:style-name="P1">// throw ClassCastException if other class is the wrong class</text:p>
      <text:p text:style-name="P1"><text:tab/>Employee other = (Employee) pc;</text:p>
      <text:p text:style-name="P1"><text:tab/>for (int i = 0; i &lt; fieldNumbers.length; ++i) {</text:p>
      <text:p text:style-name="P1"><text:tab/><text:tab/>jdoCopyField (other, fieldNumbers[i]);</text:p>
      <text:p text:style-name="P1"><text:tab/>} // for loop</text:p>
      <text:p text:style-name="P1">} // jdoCopyFields</text:p>
      <text:p text:style-name="P2"/>
      <text:p text:style-name="P1">protected void jdoCopyField (Employee other, int fieldNumber) {</text:p>
      <text:p text:style-name="P1"><text:tab/>int relativeField = fieldNumber - jdoInheritedFieldCount;</text:p>
      <text:p text:style-name="P1"><text:tab/><text:tab/>switch (relativeField) {</text:p>
      <text:p text:style-name="P1"><text:tab/><text:tab/>case (0): this.boss = other.boss;</text:p>
      <text:p text:style-name="P1"><text:tab/><text:tab/><text:tab/>break;</text:p>
      <text:p text:style-name="P1"><text:tab/><text:tab/><text:tab/>case (1): this.dept = other.dept;</text:p>
      <text:p text:style-name="P1"><text:tab/><text:tab/><text:tab/>break;</text:p>
      <text:p text:style-name="P1"><text:tab/><text:tab/>case (2): this.empid = other.empid;</text:p>
      <text:p text:style-name="P1"><text:tab/><text:tab/><text:tab/>break;</text:p>
      <text:p text:style-name="P1"><text:tab/><text:tab/>case (3): this.name = other.name;</text:p>
      <text:p text:style-name="P1"><text:tab/><text:tab/><text:tab/>break;</text:p>
      <text:p text:style-name="P1"><text:tab/><text:tab/>default: // other fields handled in superclass</text:p>
      <text:p text:style-name="P1"><text:tab/>// this class has no superclass, so throw an exception</text:p>
      <text:p text:style-name="P1"><text:tab/><text:tab/>throw new IllegalArgumentException("fieldNumber");</text:p>
      <text:p text:style-name="P1"><text:tab/>/*<text:tab/>if it had a superclass, it would handle the field as follows:</text:p>
      <text:p text:style-name="P1"><text:tab/><text:tab/>super.jdoCopyField (other, fieldNumber); </text:p>
      <text:p text:style-name="P1"><text:tab/> */</text:p>
      <text:p text:style-name="P1"><text:tab/><text:tab/><text:tab/>break;</text:p>
      <text:p text:style-name="P1"><text:tab/><text:tab/>} // switch</text:p>
      <text:p text:style-name="P1">} // jdoCopyField</text:p>
      <text:h text:style-name="P23" text:outline-level="3">Generated writeObject method</text:h>
      <text:p text:style-name="P2">If no user-written method <text:span text:style-name="T1">writeObject</text:span> exists, then one will be generated. The generated <text:span text:style-name="T1">writeObject</text:span> makes sure that all persistent and transactional serializable fields are loaded into the instance, and then the default output behavior is invoked on the output stream.</text:p>
      <text:p text:style-name="P2"/>
      <text:p text:style-name="P1">private void writeObject(java.io.ObjectOutputStream out) </text:p>
      <text:p text:style-name="P1"><text:tab/><text:tab/>throws java.io.IOException{</text:p>
      <text:p text:style-name="P1"><text:tab/>jdoPreSerialize();</text:p>
      <text:p text:style-name="P1"><text:tab/>out.defaultWriteObject ();</text:p>
      <text:p text:style-name="P1">}</text:p>
      <text:h text:style-name="P23" text:outline-level="3">Generated jdoPreSerialize method</text:h>
      <text:p text:style-name="P2">The generated <text:span text:style-name="T1">jdoPreSerialize</text:span> method makes sure that all persistent and transactional serializable fields are loaded into the instance by delegating to the corresponding method in <text:span text:style-name="T1">StateManager</text:span>.</text:p>
      <text:p text:style-name="P2"/>
      <text:p text:style-name="P1">private final void jdoPreSerialize() {</text:p>
      <text:p text:style-name="P1">if (jdoStateManager != null)</text:p>
      <text:p text:style-name="P1"><text:soft-page-break/><text:tab/>jdoStateManager.preSerialize(this);</text:p>
      <text:p text:style-name="P1">}</text:p>
      <text:h text:style-name="P23" text:outline-level="3">Generated jdoNewObjectIdInstance</text:h>
      <text:p text:style-name="P2">The <text:alphabetical-index-mark-start text:id="IMark559237292" text:main-entry="true"/>generated methods<text:alphabetical-index-mark-end text:id="IMark559237292"/> create and return a new instance of the object id class.</text:p>
      <text:p text:style-name="P2"/>
      <text:p text:style-name="P1">public Object jdoNewObjectIdInstance() {</text:p>
      <text:p text:style-name="P1"><text:tab/>return new IntIdentity(Employee.class, empid);</text:p>
      <text:p text:style-name="P1">}</text:p>
      <text:p text:style-name="P1">public Object jdoNewObjectIdInstance(Object obj) {</text:p>
      <text:p text:style-name="P1"><text:tab/>if (obj instanceof String) {</text:p>
      <text:p text:style-name="P1"><text:tab/><text:tab/>return new IntIdentity(Employee.class, (String)str);</text:p>
      <text:p text:style-name="P1"><text:tab/>} else if (obj instanceof Integer) {</text:p>
      <text:p text:style-name="P1"><text:tab/><text:tab/>return new IntIdentity(Employee.class, (Integer)obj);</text:p>
      <text:p text:style-name="P1"><text:tab/>} else if (obj instanceof ObjectIdFieldSupplier) {</text:p>
      <text:p text:style-name="P1"><text:tab/><text:tab/>return new IntIdentity(Employee.class,</text:p>
      <text:p text:style-name="P1"><text:tab/><text:tab/><text:tab/>((ObjectIdFieldSupplier)obj).fetchIntField(2));</text:p>
      <text:p text:style-name="P1"><text:tab/>} else </text:p>
      <text:p text:style-name="P1"><text:tab/><text:tab/>throw new JDOUserException("illegal object id type");</text:p>
      <text:p text:style-name="P1">}</text:p>
      <text:h text:style-name="P23" text:outline-level="3">Generated jdoCopyKeyFieldsToObjectId</text:h>
      <text:p text:style-name="P2">The <text:alphabetical-index-mark-start text:id="IMark559237292" text:main-entry="true"/>generated methods<text:alphabetical-index-mark-end text:id="IMark559237292"/> copy key field values from the <text:alphabetical-index-mark-start text:id="IMark559235324" text:main-entry="true"/><text:span text:style-name="T1">PersistenceCapable</text:span><text:alphabetical-index-mark-end text:id="IMark559235324"/> instance or from the <text:span text:style-name="T1">ObjectIdFieldSupplier</text:span>.</text:p>
      <text:p text:style-name="P2"/>
      <text:p text:style-name="P1">public void jdoCopyKeyFieldsToObjectId (ObjectIdFieldSupplier fs, Object oid) {</text:p>
      <text:p text:style-name="P1"><text:tab/>throw new JDOFatalInternalException("Object id is immutable");</text:p>
      <text:p text:style-name="P1">}</text:p>
      <text:p text:style-name="P1">public void jdoCopyKeyFieldsToObjectId (Object oid) {</text:p>
      <text:p text:style-name="P1"><text:tab/>throw new JDOFatalInternalException("Object id is immutable");</text:p>
      <text:p text:style-name="P1">}</text:p>
      <text:h text:style-name="P23" text:outline-level="3">Generated jdoCopyKeyFieldsFromObjectId</text:h>
      <text:p text:style-name="P2">The <text:alphabetical-index-mark-start text:id="IMark559237916" text:main-entry="true"/>generated methods<text:alphabetical-index-mark-end text:id="IMark559237916"/> copy key fields from the object id instance to the <text:alphabetical-index-mark-start text:id="IMark559235324" text:main-entry="true"/><text:span text:style-name="T1">PersistenceCapable</text:span><text:alphabetical-index-mark-end text:id="IMark559235324"/> instance or to the <text:span text:style-name="T7">ObjectIdFieldConsumer</text:span>.</text:p>
      <text:p text:style-name="P2"/>
      <text:p text:style-name="P1">public void jdoCopyKeyFieldsFromObjectId (ObjectIdFieldConsumer fc, Object oid) {</text:p>
      <text:p text:style-name="P1"><text:tab/> fc.storeIntField (2, ((IntIdentity)oid).getKey());</text:p>
      <text:p text:style-name="P1">}</text:p>
      <text:p text:style-name="P2">This method is part of the <text:alphabetical-index-mark-start text:id="IMark559235324" text:main-entry="true"/><text:span text:style-name="T7">PersistenceCapable</text:span><text:alphabetical-index-mark-end text:id="IMark559235324"/> contract. It copies key fields from the object id instance to the <text:span text:style-name="T7">ObjectIdFieldConsumer</text:span>.</text:p>
      <text:p text:style-name="P1">protected void jdoCopyKeyFieldsFromObjectId (Object oid) {</text:p>
      <text:p text:style-name="P1"><text:tab/>empid = ((IntIdentity)oid).getKey());</text:p>
      <text:p text:style-name="P1">}</text:p>
      <text:p text:style-name="P2">This method is used internally to copy key fields from the object id instance to a newly created <text:alphabetical-index-mark-start text:id="IMark559235324" text:main-entry="true"/><text:span text:style-name="T1">PersistenceCapable</text:span><text:alphabetical-index-mark-end text:id="IMark559235324"/> instance.</text:p>
      <text:h text:style-name="P25" text:outline-level="3">Generated <text:span text:style-name="T1">Detachable</text:span> methods</text:h>
      <text:p text:style-name="P1">public void jdoReplaceDetachedState() {</text:p>
      <text:p text:style-name="P1"><text:soft-page-break/><text:tab/>jdoDetachedState = sm.replacingDetachedState(this, </text:p>
      <text:p text:style-name="P1"><text:tab/><text:tab/>jdoDetachedState);</text:p>
      <text:p text:style-name="P1">}</text:p>
      <text:p text:style-name="P1">} // end class definitio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23">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24</meta:editing-cycles>
    <meta:creation-date>2012-06-24T16:04:38.11</meta:creation-date>
    <meta:editing-duration>PT1H18M</meta:editing-duration>
    <meta:generator>OpenOffice/4.1.10$Win32 OpenOffice.org_project/4110m2$Build-9807</meta:generator>
    <dc:title>JDO_Chapter</dc:title>
    <dc:date>2021-09-19T17:48:11.09</dc:date>
    <meta:document-statistic meta:table-count="1" meta:image-count="23" meta:object-count="0" meta:page-count="32" meta:paragraph-count="776" meta:word-count="10600" meta:character-count="7199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